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751.35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47.45pt"/>
    </style:style>
    <style:style style:name="co7" style:family="table-column">
      <style:table-column-properties fo:break-before="auto" style:column-width="242.59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4.69340308]</text:p>
          </table:table-cell>
          <table:table-cell office:value-type="float" office:value="4.00042030461871" calcext:value-type="float">
            <text:p>4.00042030461871</text:p>
          </table:table-cell>
          <table:table-cell office:value-type="string" calcext:value-type="string">
            <text:p>[7520 7491 7524 5150 6150 7553 3740 1586 7462 6930]</text:p>
          </table:table-cell>
          <table:table-cell office:value-type="string" calcext:value-type="string">
            <text:p>[9.38600189e-01 1.62551609e-05 1.41085363e-05 1.23189964e-05 1.13541116e-05 9.57719645e-06 5.57550327e-06 5.45443301e-06 3.95227641e-06 1.83184702e-06]</text:p>
          </table:table-cell>
          <table:table-cell office:value-type="float" office:value="0.692982780154067" calcext:value-type="float">
            <text:p>0.692982780154067</text:p>
          </table:table-cell>
          <table:table-cell office:value-type="string" calcext:value-type="string">
            <text:p>[('Drama|Romance', 0.9386001888932), ('Comedy', 1.6255160871195833e-05), ('Comedy|Drama|Thriller', 1.410853627053769e-05), ('Comedy|Drama|Romance', 1.231899643383258e-05), ('Documentary', 1.1354111630568047e-05), ('Drama|Romance', 9.577196446595858e-06), ('Comedy|Musical|Romance', 5.575503266603194e-06), ('Comedy', 5.454433006376181e-06), ('Drama', 3.95227640688458e-06), ('Comedy', 1.8318470230843797e-06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25.5270540714264" calcext:value-type="float">
            <text:p>25.5270540714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1601371]</text:p>
          </table:table-cell>
          <table:table-cell office:value-type="float" office:value="3.71168658539947" calcext:value-type="float">
            <text:p>3.71168658539947</text:p>
          </table:table-cell>
          <table:table-cell office:value-type="string" calcext:value-type="string">
            <text:p>[8733 4545 4735 2476 3408 1257 4729 1081 1890 1607]</text:p>
          </table:table-cell>
          <table:table-cell office:value-type="string" calcext:value-type="string">
            <text:p>[8.02980529e-01 4.89637019e-05 4.78147943e-05 2.53007552e-05 2.48612972e-05 2.41294722e-05 1.94007021e-05 1.45089745e-05 1.11838055e-05 6.05006950e-06]</text:p>
          </table:table-cell>
          <table:table-cell office:value-type="float" office:value="0.30432712505639" calcext:value-type="float">
            <text:p>0.30432712505639</text:p>
          </table:table-cell>
          <table:table-cell office:value-type="string" calcext:value-type="string">
            <text:p>[('Drama|Horror|Sci-Fi|Thriller', 0.8029805285186967), ('Comedy|Romance', 4.8963701860562065e-05), ('Comedy|Horror', 4.781479430806046e-05), ('Comedy|Romance', 2.5300755215493158e-05), ('Comedy|Romance', 2.4861297221851885e-05), ('Action|Thriller', 2.4129472245411564e-05), ('Action|Sci-Fi|Thriller', 1.9400702126571236e-05), ('Action|Adventure|Comedy|Sci-Fi', 1.4508974540022552e-05), ('Comedy', 1.1183805452880748e-05), ('Animation|Musical', 6.050069504007494e-0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80480769230769" calcext:value-type="float">
            <text:p>3.80480769230769</text:p>
          </table:table-cell>
          <table:table-cell office:value-type="float" office:value="0.675730346720709" calcext:value-type="float">
            <text:p>0.67573034672070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['Action|Thriller', 'Action|Adventure|Comedy|Sci-Fi', 'Adventure|Comedy|Sci-Fi', 'Comedy|Romance', 'Comedy', 'Comedy|Romance', 'Comedy|Drama|Sci-Fi', 'Animation|Musical', 'Comedy|Horror', 'Comedy', 'Drama|Horror|Sci-Fi|Thriller', 'Comedy|Drama|Romance|War', 'Action|Crime', 'Comedy|Romance', 'Action|Sci-Fi|Thriller', 'Comedy', 'Comedy|Romance', 'Action|Crime|Thriller', 'Action|Adventure|Comedy|Fantasy|Horror', 'Adventure|Comedy|Sci-Fi']</text:p>
          </table:table-cell>
          <table:table-cell office:value-type="float" office:value="28.1327188014984" calcext:value-type="float">
            <text:p>28.1327188014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48903973]</text:p>
          </table:table-cell>
          <table:table-cell office:value-type="float" office:value="4.11836963784419" calcext:value-type="float">
            <text:p>4.11836963784419</text:p>
          </table:table-cell>
          <table:table-cell office:value-type="string" calcext:value-type="string">
            <text:p>[6977 6971 6302 6968 3158 4517 3669 5612 2032 2878]</text:p>
          </table:table-cell>
          <table:table-cell office:value-type="string" calcext:value-type="string">
            <text:p>[8.97646624e-01 3.13343602e-05 2.87135029e-05 2.62191385e-05 2.39550845e-05 1.69766734e-05 1.54197945e-05 1.06296968e-05 7.06613933e-06 1.00715685e-06]</text:p>
          </table:table-cell>
          <table:table-cell office:value-type="float" office:value="0.370670091492324" calcext:value-type="float">
            <text:p>0.370670091492324</text:p>
          </table:table-cell>
          <table:table-cell office:value-type="string" calcext:value-type="string">
            <text:p>[('Crime|Thriller', 0.8976466243202499), ('Documentary', 3.1334360210908764e-05), ('Action|Drama|Horror|Sci-Fi|Thriller', 2.8713502946750742e-05), ('Drama|Mystery|Thriller', 2.6219138453714464e-05), ('Documentary', 2.3955084548556185e-05), ('Comedy|Documentary', 1.697667339018971e-05), ('Drama', 1.5419794542297877e-05), ('Adventure|Drama', 1.0629696779138898e-05), ('Comedy|Drama|Romance', 7.066139329424521e-06), ('Action|Drama|Thriller|War', 1.0071568523579303e-06)]</text:p>
          </table:table-cell>
          <table:table-cell office:value-type="string" calcext:value-type="string">
            <text:p>['Drama|Fantasy|Mystery|Romance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  <table:table-cell office:value-type="float" office:value="26.7253894805908" calcext:value-type="float">
            <text:p>26.7253894805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19124529]</text:p>
          </table:table-cell>
          <table:table-cell office:value-type="float" office:value="3.10731823710995" calcext:value-type="float">
            <text:p>3.10731823710995</text:p>
          </table:table-cell>
          <table:table-cell office:value-type="string" calcext:value-type="string">
            <text:p>[1885 1900 <text:s/>851 <text:s/>618 <text:s/>119 1683 1513 <text:s/>486 1178 <text:s/>835]</text:p>
          </table:table-cell>
          <table:table-cell office:value-type="string" calcext:value-type="string">
            <text:p>[6.37600599e-01 1.30855587e-04 1.10169072e-04 8.28447404e-05 8.07415493e-05 7.56993170e-05 6.83355211e-05 6.69430069e-05 2.16931535e-05 1.11769852e-05]</text:p>
          </table:table-cell>
          <table:table-cell office:value-type="float" office:value="0.0839270531624936" calcext:value-type="float">
            <text:p>0.083927053162494</text:p>
          </table:table-cell>
          <table:table-cell office:value-type="string" calcext:value-type="string">
            <text:p>[('Action|Adventure|Thriller', 0.637600599121727), ('Adventure|Comedy|Sci-Fi|Thriller', 0.00013085558745323217), ('Action|Adventure|Thriller', 0.00011016907172060143), ('Action|Comedy', 8.284474043536137e-05), ('Adventure|Comedy|Sci-Fi|Western', 8.074154930645176e-05), ('Action|Adventure|Thriller', 7.569931704593057e-05), ('Action|Adventure|Thriller', 6.833552111012023e-05), ('Action|Adventure|Thriller', 6.694300690313032e-05), ('Comedy|Romance', 2.1693153546161527e-05), ('Adventure|Comedy|Sci-Fi', 1.117698524060427e-05)]</text:p>
          </table:table-cell>
          <table:table-cell office:value-type="string" calcext:value-type="string">
            <text:p>['Comedy|Romance']</text:p>
          </table:table-cell>
          <table:table-cell office:value-type="float" office:value="3.2607223476298" calcext:value-type="float">
            <text:p>3.2607223476298</text:p>
          </table:table-cell>
          <table:table-cell office:value-type="float" office:value="1.00240857663523" calcext:value-type="float">
            <text:p>1.0024085766352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Adventure|Comedy|Sci-Fi|Western', 'Adventure|Comedy|Sci-Fi', 'Adventure|Comedy|Sci-Fi', 'Comedy|Romance', 'Action|Adventure|Thriller', 'Action|Comedy', 'Action|Adventure|Thriller', 'Action|Adventure|Thriller', 'Action|Adventure|Thriller', 'Adventure|Comedy|Sci-Fi|Thriller', 'Action|Adventure|Thriller', 'Action|Adventure|Sci-Fi', 'Action|Adventure|Sci-Fi|IMAX', 'Action|Adventure|Sci-Fi', 'Action|Adventure|Thriller', 'Adventure|Comedy|Sci-Fi', 'Action|Adventure|Thriller', 'Action|Adventure|Thriller', 'Action|Adventure|Thriller', 'Comedy|Romance']</text:p>
          </table:table-cell>
          <table:table-cell office:value-type="float" office:value="27.0173826217651" calcext:value-type="float">
            <text:p>27.017382621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24402317]</text:p>
          </table:table-cell>
          <table:table-cell office:value-type="float" office:value="4.11647704306848" calcext:value-type="float">
            <text:p>4.11647704306848</text:p>
          </table:table-cell>
          <table:table-cell office:value-type="string" calcext:value-type="string">
            <text:p>[8542 7566 2332 8537 5526 5335 4765 6155 2701 2524]</text:p>
          </table:table-cell>
          <table:table-cell office:value-type="string" calcext:value-type="string">
            <text:p>[8.48514355e-01 5.38383843e-05 4.91788396e-05 4.86894644e-05 3.75706525e-05 3.43124591e-05 2.70515236e-05 2.45146561e-05 1.08815765e-05 4.24012326e-06]</text:p>
          </table:table-cell>
          <table:table-cell office:value-type="float" office:value="0.127546121942613" calcext:value-type="float">
            <text:p>0.127546121942613</text:p>
          </table:table-cell>
          <table:table-cell office:value-type="string" calcext:value-type="string">
            <text:p>[('Drama|Fantasy|Sci-Fi', 0.848514355322712), ('Comedy|Romance', 5.383838434421975e-05), ('Drama|Musical|Romance', 4.917883964612469e-05), ('Comedy|Drama', 4.868946435224213e-05), ('Adventure|Animation|Drama', 3.7570652483340145e-05), ('Crime|Drama|Thriller', 3.431245913337224e-05), ('Sci-Fi|Thriller', 2.7051523634613946e-05), ('Animation|Drama|Romance', 2.4514656117460353e-05), ('Comedy', 1.0881576535211881e-05), ('Crime|Drama|Mystery|Romance|Thriller', 4.240123260369885e-06)]</text:p>
          </table:table-cell>
          <table:table-cell office:value-type="string" calcext:value-type="string">
            <text:p>['Comedy']</text:p>
          </table:table-cell>
          <table:table-cell office:value-type="float" office:value="3.61881868131868" calcext:value-type="float">
            <text:p>3.61881868131868</text:p>
          </table:table-cell>
          <table:table-cell office:value-type="float" office:value="0.959318227507968" calcext:value-type="float">
            <text:p>0.9593182275079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Comedy|Drama|Romance', 'Drama', 'Action|Crime|Drama|Mystery|Sci-Fi|Thriller|IMAX', 'Comedy', 'Adventure|Animation|Children|Comedy|Fantasy|IMAX', 'Crime|Drama|Thriller', 'Adventure|Comedy|Fantasy|Romance', 'Action|Drama|Western', 'Comedy|Crime|Mystery|Thriller', 'Action|Sci-Fi|Thriller|IMAX', 'Sci-Fi|IMAX', 'Drama|Fantasy|Thriller', 'Sci-Fi|Thriller', 'Action|Adventure|Drama', 'Adventure|Fantasy|Musical', 'Comedy|Drama', 'Drama', 'Comedy|Romance', 'Comedy|Crime']</text:p>
          </table:table-cell>
          <table:table-cell office:value-type="float" office:value="29.6965534687042" calcext:value-type="float">
            <text:p>29.6965534687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45598543]</text:p>
          </table:table-cell>
          <table:table-cell office:value-type="float" office:value="3.75432380050323" calcext:value-type="float">
            <text:p>3.75432380050323</text:p>
          </table:table-cell>
          <table:table-cell office:value-type="string" calcext:value-type="string">
            <text:p>[1766 4128 2959 2108 4100 <text:s/>226 1681 3199 3143 <text:s/>272]</text:p>
          </table:table-cell>
          <table:table-cell office:value-type="string" calcext:value-type="string">
            <text:p>[4.91092902e-01 2.59325444e-05 2.30692382e-05 1.45329204e-05 1.29015230e-05 1.02608074e-05 5.90778045e-06 5.32323755e-06 3.21130193e-06 3.04416787e-06]</text:p>
          </table:table-cell>
          <table:table-cell office:value-type="float" office:value="1.29833837428804" calcext:value-type="float">
            <text:p>1.29833837428804</text:p>
          </table:table-cell>
          <table:table-cell office:value-type="string" calcext:value-type="string">
            <text:p>[('Action|Fantasy|Horror|Sci-Fi|Thriller', 0.49109290172186915), ('Drama|Horror|Thriller', 2.5932544373559788e-05), ('Comedy|Horror|Sci-Fi', 2.3069238218373818e-05), ('Action|Adventure|Animation|Fantasy', 1.4532920372320267e-05), ('Comedy', 1.2901522998044558e-05), ('Action|Adventure|Comedy|Fantasy', 1.0260807400691115e-05), ('Adventure|Comedy|Sci-Fi', 5.907780451513652e-06), ('Action|Drama|Horror|Thriller', 5.32323755388932e-06), ('Action|Drama|Horror', 3.211301932094539e-06), ('Action|Horror|Sci-Fi|Thriller', 3.0441678689677257e-06)]</text:p>
          </table:table-cell>
          <table:table-cell office:value-type="string" calcext:value-type="string">
            <text:p>['Horror|Mystery|Thriller']</text:p>
          </table:table-cell>
          <table:table-cell office:value-type="float" office:value="3.39565217391304" calcext:value-type="float">
            <text:p>3.39565217391304</text:p>
          </table:table-cell>
          <table:table-cell office:value-type="float" office:value="0.970646696513101" calcext:value-type="float">
            <text:p>0.9706466965131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['Action|Sci-Fi|Thriller', 'Action|Sci-Fi|Thriller', 'Action|Adventure|Sci-Fi|Thriller', 'Crime|Drama|Sci-Fi|Thriller', 'Action|Adventure', 'Action|Adventure|Comedy|Fantasy|Romance', 'Adventure|Comedy|Fantasy', 'Action|Adventure|Animation|Sci-Fi', 'Action|Drama|Horror|Thriller', 'Action|Crime|Thriller', 'Drama|Sci-Fi|Thriller', 'Adventure|Animation|Children|Drama|Sci-Fi', 'Action|Adventure|Horror|Sci-Fi', 'Crime|Drama', 'Adventure|Animation|Children|Comedy|Fantasy|Romance', 'Action|Fantasy|Horror|Sci-Fi|Thriller', 'Action|Adventure|Comedy|Fantasy|Horror', 'Horror|Sci-Fi', 'Crime|Horror', 'Action|Comedy|Musical']</text:p>
          </table:table-cell>
          <table:table-cell office:value-type="float" office:value="29.2276339530945" calcext:value-type="float">
            <text:p>29.2276339530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04691171]</text:p>
          </table:table-cell>
          <table:table-cell office:value-type="float" office:value="3.4904818393399" calcext:value-type="float">
            <text:p>3.4904818393399</text:p>
          </table:table-cell>
          <table:table-cell office:value-type="string" calcext:value-type="string">
            <text:p>[1128 2763 2079 1162 1105 1437 1131 <text:s text:c="2"/>71 <text:s/>267 1106]</text:p>
          </table:table-cell>
          <table:table-cell office:value-type="string" calcext:value-type="string">
            <text:p>[6.08291951e-01 2.18640307e-04 1.91602452e-04 1.91309578e-04 1.19386833e-04 9.95958178e-05 9.54606414e-05 7.53562793e-05 5.92921616e-05 3.97459367e-05]</text:p>
          </table:table-cell>
          <table:table-cell office:value-type="float" office:value="0.44357013281563" calcext:value-type="float">
            <text:p>0.44357013281563</text:p>
          </table:table-cell>
          <table:table-cell office:value-type="string" calcext:value-type="string">
            <text:p>[('Adventure|Animation|Drama|Fantasy|Sci-Fi', 0.6082919512987504), ('Drama|Mystery', 0.00021864030707940325), ('Drama', 0.00019160245156290748), ('Film-Noir|Mystery|Thriller', 0.00019130957812799504), ('Comedy|Romance', 0.0001193868325031532), ('Drama|Mystery|Romance|Thriller', 9.95958178484074e-05), ('Mystery|Thriller', 9.546064142047631e-05), ('Crime|Drama|Sci-Fi|Thriller', 7.53562792566021e-05), ('Drama|War', 5.929216163266702e-05), ('Crime|Film-Noir|Mystery|Thriller', 3.97459366728512e-05)]</text:p>
          </table:table-cell>
          <table:table-cell office:value-type="string" calcext:value-type="string">
            <text:p>['Action|Adventure|Comedy|Drama|Romance|Thriller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28.3176872730255" calcext:value-type="float">
            <text:p>28.3176872730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9663887]</text:p>
          </table:table-cell>
          <table:table-cell office:value-type="float" office:value="3.56237953998202" calcext:value-type="float">
            <text:p>3.56237953998202</text:p>
          </table:table-cell>
          <table:table-cell office:value-type="string" calcext:value-type="string">
            <text:p>[5070 5081 3730 5053 3714 3733 4263 4262 5061 2775]</text:p>
          </table:table-cell>
          <table:table-cell office:value-type="string" calcext:value-type="string">
            <text:p>[8.19179414e-01 3.41750741e-05 3.26840745e-05 2.08166920e-05 1.72020104e-05 1.52700299e-05 9.84097480e-06 9.32322203e-06 8.53797889e-06 5.09042180e-07]</text:p>
          </table:table-cell>
          <table:table-cell office:value-type="float" office:value="0.534259327742646" calcext:value-type="float">
            <text:p>0.534259327742646</text:p>
          </table:table-cell>
          <table:table-cell office:value-type="string" calcext:value-type="string">
            <text:p>[('Comedy', 0.8191794144460489), ('Comedy', 3.417507413469838e-05), ('Comedy|Romance', 3.26840745423838e-05), ('Comedy|Drama', 2.08166919962229e-05), ('Drama', 1.7202010426738678e-05), ('Comedy|Romance', 1.527002988732831e-05), ('Drama', 9.840974796818056e-06), ('Drama|Mystery', 9.323222028555723e-06), ('Crime|Film-Noir', 8.53797889195247e-06), ('Comedy|Drama|Fantasy', 5.090421797469518e-07)]</text:p>
          </table:table-cell>
          <table:table-cell office:value-type="string" calcext:value-type="string">
            <text:p>['Adventure|Comedy|Crime']</text:p>
          </table:table-cell>
          <table:table-cell office:value-type="float" office:value="3.69221105527638" calcext:value-type="float">
            <text:p>3.69221105527638</text:p>
          </table:table-cell>
          <table:table-cell office:value-type="float" office:value="0.918193898834925" calcext:value-type="float">
            <text:p>0.9181938988349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['Drama|War', 'Comedy|Drama|Romance', 'Crime|Drama', 'Film-Noir|Mystery', 'Comedy|Romance', 'Comedy|War', 'Film-Noir|Mystery|Thriller', 'Comedy|Romance', 'Comedy|Musical|Romance', 'Comedy|Romance', 'Comedy|Romance', 'Drama|Romance', 'Drama', 'Drama', 'Crime|Drama|Romance|Thriller', 'Drama|Romance', 'Crime|Mystery|Romance|Thriller', 'Drama', 'Drama', 'Crime|Film-Noir|Mystery|Thriller']</text:p>
          </table:table-cell>
          <table:table-cell office:value-type="float" office:value="28.6510989665985" calcext:value-type="float">
            <text:p>28.6510989665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0052693]</text:p>
          </table:table-cell>
          <table:table-cell office:value-type="float" office:value="3.59081408217381" calcext:value-type="float">
            <text:p>3.59081408217381</text:p>
          </table:table-cell>
          <table:table-cell office:value-type="string" calcext:value-type="string">
            <text:p>[670 <text:s/>20 232 <text:s/>28 <text:s/>34 <text:s text:c="2"/>7 321 487 313 530]</text:p>
          </table:table-cell>
          <table:table-cell office:value-type="string" calcext:value-type="string">
            <text:p>[7.88493503e-01 2.84754929e-03 2.83985591e-03 2.79177537e-03 2.73180854e-03 2.04372636e-04 1.91960367e-04 5.05781483e-05 3.59385221e-05 1.82675874e-05]</text:p>
          </table:table-cell>
          <table:table-cell office:value-type="float" office:value="0.409712848622876" calcext:value-type="float">
            <text:p>0.409712848622876</text:p>
          </table:table-cell>
          <table:table-cell office:value-type="string" calcext:value-type="string">
            <text:p>[('Comedy|Drama|Fantasy|Romance|Thriller', 0.7884935032535182), ('Comedy|Drama|Romance|War', 0.0028475492863737576), ('Crime|Drama', 0.002839855908345662), ('Drama|War', 0.002791775367266936), ('Crime|Horror|Thriller', 0.002731808535342746), ('Action|Drama|War', 0.00020437263624354613), ('Comedy|Drama|Romance', 0.00019196036657749194), ('Comedy|Drama|Romance', 5.057814826539356e-05), ('Comedy|Romance', 3.5938522136110465e-05), ('Drama|Thriller|War', 1.8267587390321238e-05)]</text:p>
          </table:table-cell>
          <table:table-cell office:value-type="string" calcext:value-type="string">
            <text:p>['Children|Drama']</text:p>
          </table:table-cell>
          <table:table-cell office:value-type="float" office:value="3.45614035087719" calcext:value-type="float">
            <text:p>3.45614035087719</text:p>
          </table:table-cell>
          <table:table-cell office:value-type="float" office:value="0.702631031385992" calcext:value-type="float">
            <text:p>0.7026310313859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'Crime|Drama', 'Comedy|Drama|Fantasy|Romance|Thriller', 'Drama|War', 'Crime|Horror|Thriller', 'Comedy|Drama|Romance|War', 'Drama', 'Comedy|Drama', 'Action|Romance|Thriller', 'Comedy|Romance', 'Action|Crime|Drama|Thriller', 'Drama|Romance|War|Western', 'Drama|Romance', 'Comedy|Drama|Romance', 'Children|Drama', 'Drama|Mystery|Thriller', 'Adventure|Drama|Western', 'Drama|Thriller|War', 'Thriller', 'Drama', 'Drama']</text:p>
          </table:table-cell>
          <table:table-cell office:value-type="float" office:value="33.1833267211914" calcext:value-type="float">
            <text:p>33.1833267211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394721]</text:p>
          </table:table-cell>
          <table:table-cell office:value-type="float" office:value="4.03271174245838" calcext:value-type="float">
            <text:p>4.03271174245838</text:p>
          </table:table-cell>
          <table:table-cell office:value-type="string" calcext:value-type="string">
            <text:p>[6186 7572 7720 2593 8937 8922 7668 3652 4243 <text:s/>888]</text:p>
          </table:table-cell>
          <table:table-cell office:value-type="string" calcext:value-type="string">
            <text:p>[8.07759983e-01 3.44301138e-05 2.66714031e-05 1.80380632e-05 1.73353733e-05 1.67997559e-05 8.25916505e-06 8.19112257e-06 4.15666813e-06 5.56001252e-07]</text:p>
          </table:table-cell>
          <table:table-cell office:value-type="float" office:value="0.00676036218194476" calcext:value-type="float">
            <text:p>0.006760362181945</text:p>
          </table:table-cell>
          <table:table-cell office:value-type="string" calcext:value-type="string">
            <text:p>[('Action', 0.8077599832618321), ('Comedy|Drama|Romance', 3.443011375865693e-05), ('Action|Thriller', 2.6671403056968087e-05), ('Drama|Romance', 1.803806318152689e-05), ('Action|Comedy', 1.7335373329068535e-05), ('Action', 1.679975590245742e-05), ('Action|Sci-Fi', 8.259165053934064e-06), ('Comedy|Romance', 8.191122571308609e-06), ('Comedy|Romance', 4.156668127053709e-06), ('Comedy|Romance', 5.560012516099854e-07)]</text:p>
          </table:table-cell>
          <table:table-cell office:value-type="string" calcext:value-type="string">
            <text:p>['Comedy|Romance']</text:p>
          </table:table-cell>
          <table:table-cell office:value-type="float" office:value="3.92456896551724" calcext:value-type="float">
            <text:p>3.92456896551724</text:p>
          </table:table-cell>
          <table:table-cell office:value-type="float" office:value="1.35575077320165" calcext:value-type="float">
            <text:p>1.355750773201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'Comedy|Romance', 'Adventure|Animation|Children|Drama|Musical|IMAX', 'Crime|Horror|Thriller', 'Action|Comedy|Crime|Drama', 'Action|Adventure|Mystery|Thriller', 'Action|Crime|Thriller', 'Action|Sci-Fi', 'Comedy|Drama|Romance', 'Drama|Romance', 'Animation|Children|Fantasy|Musical|Romance|IMAX', 'Action|Drama|Thriller', 'Comedy|Crime', 'Comedy|Drama|Romance', 'Comedy|Drama|Fantasy|Romance', 'Action', 'Action|Sci-Fi|Thriller', 'Comedy', 'Action|Adventure|Sci-Fi', 'Drama|Romance', 'Action|Thriller']</text:p>
          </table:table-cell>
          <table:table-cell office:value-type="float" office:value="27.4412136077881" calcext:value-type="float">
            <text:p>27.4412136077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86877486]</text:p>
          </table:table-cell>
          <table:table-cell office:value-type="float" office:value="3.52483709975414" calcext:value-type="float">
            <text:p>3.52483709975414</text:p>
          </table:table-cell>
          <table:table-cell office:value-type="string" calcext:value-type="string">
            <text:p>[6514 3537 <text:s/>916 3083 1939 1966 2002 <text:s/>941 1946 <text:s/>239]</text:p>
          </table:table-cell>
          <table:table-cell office:value-type="string" calcext:value-type="string">
            <text:p>[7.73475879e-01 6.12086508e-05 5.59504501e-05 5.08712723e-05 3.62165628e-05 3.29093385e-05 2.24216339e-05 1.30072554e-05 6.34999424e-06 1.58831703e-07]</text:p>
          </table:table-cell>
          <table:table-cell office:value-type="float" office:value="0.343937764614249" calcext:value-type="float">
            <text:p>0.343937764614249</text:p>
          </table:table-cell>
          <table:table-cell office:value-type="string" calcext:value-type="string">
            <text:p>[('Comedy', 0.7734758788839718), ('Comedy', 6.120865080581449e-05), ('Comedy|Romance', 5.595045010685791e-05), ('Comedy|Drama', 5.087127225589471e-05), ('Comedy|Romance', 3.621656278490459e-05), ('Comedy|Crime', 3.290933851769289e-05), ('Comedy|Crime', 2.242163385351553e-05), ('Comedy|Drama|Romance', 1.3007255434982464e-05), ('Comedy', 6.349994242564421e-06), ('Comedy', 1.5883170275420862e-07)]</text:p>
          </table:table-cell>
          <table:table-cell office:value-type="string" calcext:value-type="string">
            <text:p>['Action|Sci-Fi|Thriller|IMAX']</text:p>
          </table:table-cell>
          <table:table-cell office:value-type="float" office:value="3.5796178343949" calcext:value-type="float">
            <text:p>3.5796178343949</text:p>
          </table:table-cell>
          <table:table-cell office:value-type="float" office:value="0.805058755105725" calcext:value-type="float">
            <text:p>0.8050587551057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'Comedy', 'Comedy|Crime', 'Comedy|Fantasy|Romance', 'Comedy|Romance', 'Comedy|Romance', 'Comedy|Drama', 'Comedy|Crime', 'Comedy', 'Comedy|Romance', 'Comedy', 'Comedy', 'Comedy|Drama|Romance', 'Comedy', 'Comedy', 'Action|Comedy|Crime', 'Action|Comedy', 'Comedy', 'Action|Comedy', 'Comedy', 'Comedy|Drama|Romance']</text:p>
          </table:table-cell>
          <table:table-cell office:value-type="float" office:value="28.6897482872009" calcext:value-type="float">
            <text:p>28.689748287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22611235]</text:p>
          </table:table-cell>
          <table:table-cell office:value-type="float" office:value="3.27160631891237" calcext:value-type="float">
            <text:p>3.27160631891237</text:p>
          </table:table-cell>
          <table:table-cell office:value-type="string" calcext:value-type="string">
            <text:p>[ <text:s/>46 4146 2175 <text:s/>334 <text:s text:c="2"/>48 <text:s/>358 2400 1103 <text:s/>333 <text:s/>354]</text:p>
          </table:table-cell>
          <table:table-cell office:value-type="string" calcext:value-type="string">
            <text:p>[8.43708988e-01 2.82607411e-04 2.32947509e-04 2.29891310e-04 2.21307415e-04 1.72729346e-04 1.33865653e-04 1.18297250e-04 1.00199997e-04 2.16362598e-05]</text:p>
          </table:table-cell>
          <table:table-cell office:value-type="float" office:value="0.954506030622918" calcext:value-type="float">
            <text:p>0.954506030622918</text:p>
          </table:table-cell>
          <table:table-cell office:value-type="string" calcext:value-type="string">
            <text:p>[('Action|Adventure|Romance', 0.8437089877555809), ('Comedy|Drama', 0.0002826074111296053), ('Drama|Sci-Fi|Thriller', 0.00023294750908912907), ('Comedy|Crime', 0.00022989130975261063), ('Drama', 0.00022130741525859616), ('Drama|Western', 0.00017272934585558134), ('Crime|Drama', 0.00013386565331796453), ('Drama', 0.00011829725023142878), ('Action|Adventure|Mystery|Romance|Thriller', 0.00010019999704504578), ('Adventure|Drama|War', 2.1636259796377344e-05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3.35576923076923" calcext:value-type="float">
            <text:p>3.35576923076923</text:p>
          </table:table-cell>
          <table:table-cell office:value-type="float" office:value="0.833580725464811" calcext:value-type="float">
            <text:p>0.8335807254648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Adventure|Children|Fantasy|Musical', 'Drama', 'Drama|Romance|War', 'Drama|Romance', 'Comedy|Crime', 'Drama|War', 'Action|Adventure|Mystery|Romance|Thriller', 'Mystery|Thriller', 'Crime|Drama', 'Animation|Children|Drama|Fantasy|Musical', 'Comedy|Drama|Romance|War', 'Action|Adventure|Romance', 'Drama', 'Adventure|Fantasy', 'Crime|Drama', 'Adventure|Drama|Sci-Fi', 'Children|Drama|Fantasy|Romance', 'Crime|Horror', 'Action|Adventure|Sci-Fi']</text:p>
          </table:table-cell>
          <table:table-cell office:value-type="float" office:value="28.5747590065002" calcext:value-type="float">
            <text:p>28.5747590065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215022]</text:p>
          </table:table-cell>
          <table:table-cell office:value-type="float" office:value="4.04512678458546" calcext:value-type="float">
            <text:p>4.04512678458546</text:p>
          </table:table-cell>
          <table:table-cell office:value-type="string" calcext:value-type="string">
            <text:p>[2905 2964 2927 2981 1584 2973 2903 2929 2907 2935]</text:p>
          </table:table-cell>
          <table:table-cell office:value-type="string" calcext:value-type="string">
            <text:p>[8.04160708e-01 3.32952400e-05 2.76249842e-05 2.20975060e-05 1.78005741e-05 1.11894400e-05 1.09972522e-05 9.83815199e-06 5.21819548e-06 1.67017101e-06]</text:p>
          </table:table-cell>
          <table:table-cell office:value-type="float" office:value="0.0236245872452301" calcext:value-type="float">
            <text:p>0.02362458724523</text:p>
          </table:table-cell>
          <table:table-cell office:value-type="string" calcext:value-type="string">
            <text:p>[('Horror', 0.8041607079531268), ('Action|Adventure|Comedy', 3.329524000743921e-05), ('Drama', 2.7624984165170134e-05), ('Animation|Children|Comedy', 2.2097505994445157e-05), ('Comedy', 1.7800574073376983e-05), ('Comedy|Documentary', 1.118943997108121e-05), ('Crime|Drama|Romance|War', 1.0997252228703704e-05), ('Children|Comedy', 9.838151990269416e-06), ('Adventure|Drama|Mystery|Thriller', 5.218195482301886e-06), ('Horror', 1.6701710065666275e-06)]</text:p>
          </table:table-cell>
          <table:table-cell office:value-type="string" calcext:value-type="string">
            <text:p>['Adventure|Western']</text:p>
          </table:table-cell>
          <table:table-cell office:value-type="float" office:value="3.77576601671309" calcext:value-type="float">
            <text:p>3.77576601671309</text:p>
          </table:table-cell>
          <table:table-cell office:value-type="float" office:value="1.2396638554462" calcext:value-type="float">
            <text:p>1.239663855446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['Children|Drama|Fantasy', 'Comedy', 'Action|Crime|Drama', 'Comedy|Romance', 'Comedy|Mystery|Thriller', 'Drama', 'Drama|War', 'Adventure|Sci-Fi', 'Drama', 'Action|Crime|Drama', 'Adventure|Drama|Sci-Fi', 'Adventure|Fantasy', 'Adventure|Comedy|Fantasy', 'Crime|Drama', 'Crime|Drama|Film-Noir', 'Comedy|Drama|Fantasy|Romance', 'Action|Crime|Thriller', 'Drama', 'Comedy|Drama|Romance', 'Comedy']</text:p>
          </table:table-cell>
          <table:table-cell office:value-type="float" office:value="27.1540076732636" calcext:value-type="float">
            <text:p>27.1540076732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94549104]</text:p>
          </table:table-cell>
          <table:table-cell office:value-type="float" office:value="1.06684622000467" calcext:value-type="float">
            <text:p>1.06684622000467</text:p>
          </table:table-cell>
          <table:table-cell office:value-type="string" calcext:value-type="string">
            <text:p>[5118 5136 <text:s/>452 5124 <text:s/>435 5133 <text:s/>368 5110 5109 3565]</text:p>
          </table:table-cell>
          <table:table-cell office:value-type="string" calcext:value-type="string">
            <text:p>[5.88875908e-01 4.17052546e-05 3.69800738e-05 3.57671366e-05 2.60109248e-05 2.50035443e-05 1.92301105e-05 1.84377093e-05 1.42628039e-05 4.90167727e-06]</text:p>
          </table:table-cell>
          <table:table-cell office:value-type="float" office:value="1.87864481592359" calcext:value-type="float">
            <text:p>1.87864481592359</text:p>
          </table:table-cell>
          <table:table-cell office:value-type="string" calcext:value-type="string">
            <text:p>[('Drama', 0.5888759079505436), ('Drama', 4.170525458979622e-05), ('Comedy', 3.6980073754992085e-05), ('Crime|Drama', 3.5767136625839065e-05), ('Drama', 2.6010924801354972e-05), ('Comedy', 2.5003544330798898e-05), ('Comedy|Drama', 1.9230110539709405e-05), ('Children|Comedy', 1.8437709278813115e-05), ('Crime|Drama|Mystery', 1.426280391678799e-05), ('Drama', 4.901677269510915e-06)]</text:p>
          </table:table-cell>
          <table:table-cell office:value-type="string" calcext:value-type="string">
            <text:p>['Drama|Romance|Sci-Fi']</text:p>
          </table:table-cell>
          <table:table-cell office:value-type="float" office:value="2.70823798627002" calcext:value-type="float">
            <text:p>2.70823798627002</text:p>
          </table:table-cell>
          <table:table-cell office:value-type="float" office:value="1.54457072546751" calcext:value-type="float">
            <text:p>1.5445707254675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'Comedy|Crime|Drama|Musical', 'Adventure|Animation|Children|Drama|Musical|IMAX', 'Drama|Romance', 'Crime|Drama|Film-Noir', 'Animation|Children|Drama|Fantasy|Musical', 'Action|Sci-Fi', 'Animation|Children|Fantasy|Musical|Romance', 'Action|Adventure|Sci-Fi', 'Action|Drama|War', 'Crime|Drama', 'Horror|Mystery', 'Comedy|Drama|Fantasy', 'Adventure|Comedy|Sci-Fi', 'Adventure|Drama|IMAX', 'Drama|War', 'Comedy', 'Crime|Drama|Thriller', 'Comedy|Crime|Drama', 'Drama|Thriller|War', 'Drama|Romance']</text:p>
          </table:table-cell>
          <table:table-cell office:value-type="float" office:value="27.4484052658081" calcext:value-type="float">
            <text:p>27.448405265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35621297]</text:p>
          </table:table-cell>
          <table:table-cell office:value-type="float" office:value="3.67876280417269" calcext:value-type="float">
            <text:p>3.67876280417269</text:p>
          </table:table-cell>
          <table:table-cell office:value-type="string" calcext:value-type="string">
            <text:p>[6968 6977 6971 6302 4517 3158 5612 3669 2872 2878]</text:p>
          </table:table-cell>
          <table:table-cell office:value-type="string" calcext:value-type="string">
            <text:p>[8.70972549e-01 6.41438135e-05 6.17788186e-05 4.27589952e-05 4.11580549e-05 3.90909334e-05 1.08414973e-05 6.18308591e-06 2.90097158e-06 1.18873713e-06]</text:p>
          </table:table-cell>
          <table:table-cell office:value-type="float" office:value="0.677450166121849" calcext:value-type="float">
            <text:p>0.677450166121849</text:p>
          </table:table-cell>
          <table:table-cell office:value-type="string" calcext:value-type="string">
            <text:p>[('Drama|Mystery|Thriller', 0.8709725491513122), ('Crime|Thriller', 6.414381351843874e-05), ('Documentary', 6.177881860741997e-05), ('Action|Drama|Horror|Sci-Fi|Thriller', 4.275899523511781e-05), ('Comedy|Documentary', 4.1158054929281936e-05), ('Documentary', 3.9090933379011715e-05), ('Adventure|Drama', 1.0841497314017917e-05), ('Drama', 6.183085907115818e-06), ('Action|Drama|War', 2.900971579827475e-06), ('Action|Drama|Thriller|War', 1.1887371260766473e-06)]</text:p>
          </table:table-cell>
          <table:table-cell office:value-type="string" calcext:value-type="string">
            <text:p>['Action|Adventure|Drama|Fantasy|Mystery|IMAX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  <table:table-cell office:value-type="float" office:value="28.7040150165558" calcext:value-type="float">
            <text:p>28.7040150165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45658694]</text:p>
          </table:table-cell>
          <table:table-cell office:value-type="float" office:value="4.53854533541143" calcext:value-type="float">
            <text:p>4.53854533541143</text:p>
          </table:table-cell>
          <table:table-cell office:value-type="string" calcext:value-type="string">
            <text:p>[6379 4069 2502 6380 5058 <text:s/>651 2435 3500 1676 7388]</text:p>
          </table:table-cell>
          <table:table-cell office:value-type="string" calcext:value-type="string">
            <text:p>[8.90926977e-01 8.56046355e-05 6.42144355e-05 6.38412196e-05 5.14839765e-05 5.09565172e-05 3.79783095e-05 1.83798728e-05 1.39779960e-05 3.97460328e-06]</text:p>
          </table:table-cell>
          <table:table-cell office:value-type="float" office:value="0.0819583905992474" calcext:value-type="float">
            <text:p>0.081958390599247</text:p>
          </table:table-cell>
          <table:table-cell office:value-type="string" calcext:value-type="string">
            <text:p>[('Comedy', 0.8909269773965157), ('Drama', 8.560463549245674e-05), ('Crime|Drama', 6.421443550804376e-05), ('Comedy|Romance', 6.384121960170676e-05), ('Comedy|Drama', 5.1483976487179685e-05), ('Action|Crime|Drama', 5.095651723180388e-05), ('Comedy|Drama', 3.797830954954263e-05), ('Drama', 1.837987275690807e-05), ('Comedy', 1.3977996012169376e-05), ('Comedy|Drama', 3.974603281051671e-06)]</text:p>
          </table:table-cell>
          <table:table-cell office:value-type="string" calcext:value-type="string">
            <text:p>['Action|Adventure|Fantasy']</text:p>
          </table:table-cell>
          <table:table-cell office:value-type="float" office:value="3.97742663656885" calcext:value-type="float">
            <text:p>3.97742663656885</text:p>
          </table:table-cell>
          <table:table-cell office:value-type="float" office:value="1.04716565357032" calcext:value-type="float">
            <text:p>1.04716565357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Comedy|Romance', 'Comedy', 'Action|Drama|War', 'Action|Adventure|Thriller', 'Drama', 'Action|Romance', 'Action|Drama|Sci-Fi', 'Comedy|Crime|Thriller', 'Action|Horror', 'Action|Crime|Drama', 'Comedy|Crime|Drama', 'Comedy|Crime|Drama|Romance|Thriller', 'Comedy|Drama', 'Drama', 'Horror', 'Action|Comedy|Sci-Fi', 'Comedy|Drama|Fantasy|Romance', 'Comedy|Drama|Romance', 'Drama|Romance', 'Comedy']</text:p>
          </table:table-cell>
          <table:table-cell office:value-type="float" office:value="27.1218783855438" calcext:value-type="float">
            <text:p>27.1218783855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82018208]</text:p>
          </table:table-cell>
          <table:table-cell office:value-type="float" office:value="2.85755732183448" calcext:value-type="float">
            <text:p>2.85755732183448</text:p>
          </table:table-cell>
          <table:table-cell office:value-type="string" calcext:value-type="string">
            <text:p>[1827 1256 2973 1211 4837 1109 <text:s text:c="2"/>94 1203 <text:s/>525 2145]</text:p>
          </table:table-cell>
          <table:table-cell office:value-type="string" calcext:value-type="string">
            <text:p>[7.63511839e-01 8.70405406e-05 8.46086534e-05 8.44918313e-05 7.19175039e-05 5.65125199e-05 4.63415253e-05 3.93057729e-05 3.10217234e-05 2.33357815e-05]</text:p>
          </table:table-cell>
          <table:table-cell office:value-type="float" office:value="0.962624754546813" calcext:value-type="float">
            <text:p>0.962624754546813</text:p>
          </table:table-cell>
          <table:table-cell office:value-type="string" calcext:value-type="string">
            <text:p>[('Action|Comedy', 0.7635118394241667), ('Action|Comedy|Horror|Thriller', 8.704054064201806e-05), ('Comedy|Documentary', 8.460865335307725e-05), ('Action|Comedy|Crime|Thriller', 8.449183130189236e-05), ('Action|Adventure|Animation|Fantasy|Sci-Fi', 7.191750392286022e-05), ('Crime|Thriller|War', 5.6512519856056135e-05), ('Action|Romance|War|Western', 4.634152532603266e-05), ('Action|Sci-Fi|Thriller', 3.9305772855478485e-05), ('Action|Comedy|Crime|Drama|Thriller', 3.102172336108039e-05), ('Action|Adventure|Drama', 2.3335781473260644e-05)]</text:p>
          </table:table-cell>
          <table:table-cell office:value-type="string" calcext:value-type="string">
            <text:p>['Action|Adventure|Drama|Sci-Fi']</text:p>
          </table:table-cell>
          <table:table-cell office:value-type="float" office:value="3.35511811023622" calcext:value-type="float">
            <text:p>3.35511811023622</text:p>
          </table:table-cell>
          <table:table-cell office:value-type="float" office:value="0.865953451260955" calcext:value-type="float">
            <text:p>0.8659534512609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['Action|Adventure|Comedy|Fantasy', 'Action|Sci-Fi', 'Action|Adventure|Animation|Children|Comedy', 'Comedy|Drama|Romance', 'Adventure|Animation|Children|Comedy|Musical|Romance', 'Action|Adventure|Sci-Fi', 'Action|Adventure|Drama', 'Action|Adventure|Drama', 'Action|Comedy|Crime|Drama|Thriller', 'Comedy|Documentary', 'Action|Fantasy|War|IMAX', 'Action|Adventure|Comedy|Romance|Thriller', 'Action|Drama|Romance', 'Crime|Drama', 'Action|Adventure|Drama', 'Action|Sci-Fi|Thriller', 'Crime|Film-Noir|Mystery|Thriller', 'Action|Romance|War|Western', 'Action|Adventure|Animation|Fantasy|Sci-Fi', 'Action|Adventure|Sci-Fi']</text:p>
          </table:table-cell>
          <table:table-cell office:value-type="float" office:value="27.1511335372925" calcext:value-type="float">
            <text:p>27.151133537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78060533]</text:p>
          </table:table-cell>
          <table:table-cell office:value-type="float" office:value="4.1374342182714" calcext:value-type="float">
            <text:p>4.1374342182714</text:p>
          </table:table-cell>
          <table:table-cell office:value-type="string" calcext:value-type="string">
            <text:p>[3232 1216 3233 <text:s/>175 3224 2229 2075 2037 <text:s/>830 2044]</text:p>
          </table:table-cell>
          <table:table-cell office:value-type="string" calcext:value-type="string">
            <text:p>[9.55281914e-01 2.12264584e-04 1.58654267e-04 1.39314871e-04 1.15332986e-04 9.75870645e-05 4.59878830e-05 4.01015534e-05 1.96914307e-05 1.02175835e-05]</text:p>
          </table:table-cell>
          <table:table-cell office:value-type="float" office:value="0.643171110450709" calcext:value-type="float">
            <text:p>0.643171110450709</text:p>
          </table:table-cell>
          <table:table-cell office:value-type="string" calcext:value-type="string">
            <text:p>[('Western', 0.9552819135217145), ('Crime|Drama|Thriller', 0.0002122645843009649), ('Drama', 0.0001586542667139869), ('Drama|Horror|Sci-Fi', 0.00013931487103557781), ('Drama', 0.00011533298561914443), ('Drama|War', 9.75870644505917e-05), ('Drama|War', 4.598788299552932e-05), ('Drama', 4.010155340794443e-05), ('Drama|Film-Noir|Romance', 1.969143067718745e-05), ('Comedy|Drama|Romance', 1.0217583506403778e-05)]</text:p>
          </table:table-cell>
          <table:table-cell office:value-type="string" calcext:value-type="string">
            <text:p>['Action|Adventure|Horror|Sci-Fi']</text:p>
          </table:table-cell>
          <table:table-cell office:value-type="float" office:value="4.02028985507246" calcext:value-type="float">
            <text:p>4.02028985507246</text:p>
          </table:table-cell>
          <table:table-cell office:value-type="float" office:value="0.734961245186483" calcext:value-type="float">
            <text:p>0.73496124518648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['Mystery|Sci-Fi|Thriller', 'Comedy|Drama|Romance', 'Action|Crime|Thriller', 'Action|Adventure|Sci-Fi|IMAX', 'Action|Adventure|Drama|Fantasy', 'Drama', 'Action|Crime|Thriller', 'Drama', 'Adventure|Fantasy', 'Crime|Drama|Sci-Fi|Thriller', 'Crime|Drama', 'Adventure|Comedy|Fantasy', 'Adventure|Fantasy', 'Adventure|Animation|Children|Comedy|Fantasy|Romance', 'Comedy|Drama|Romance', 'Drama', 'Comedy|Drama|Romance', 'Comedy|Drama|Romance', 'Comedy|Drama|Romance', 'Drama|War']</text:p>
          </table:table-cell>
          <table:table-cell office:value-type="float" office:value="27.3647758960724" calcext:value-type="float">
            <text:p>27.3647758960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50677361]</text:p>
          </table:table-cell>
          <table:table-cell office:value-type="float" office:value="4.6767108786701" calcext:value-type="float">
            <text:p>4.6767108786701</text:p>
          </table:table-cell>
          <table:table-cell office:value-type="string" calcext:value-type="string">
            <text:p>[8127 8120 8135 8126 8130 8110 8095 8128 6819 8098]</text:p>
          </table:table-cell>
          <table:table-cell office:value-type="string" calcext:value-type="string">
            <text:p>[9.01189648e-01 3.35927961e-05 2.86419416e-05 2.73303474e-05 2.47362055e-05 2.22766100e-05 1.24122686e-05 1.20449164e-05 2.87455614e-06 1.16509170e-06]</text:p>
          </table:table-cell>
          <table:table-cell office:value-type="float" office:value="0.169937265501172" calcext:value-type="float">
            <text:p>0.169937265501172</text:p>
          </table:table-cell>
          <table:table-cell office:value-type="string" calcext:value-type="string">
            <text:p>[('Drama', 0.9011896479002508), ('Documentary', 3.3592796090622595e-05), ('Documentary', 2.8641941643371817e-05), ('Documentary', 2.733034744104008e-05), ('Documentary', 2.4736205499174628e-05), ('Documentary', 2.2276610028513372e-05), ('Drama', 1.241226858612703e-05), ('Drama', 1.2044916410648597e-05), ('Documentary', 2.8745561360239402e-06), ('Documentary', 1.1650916993133951e-06)]</text:p>
          </table:table-cell>
          <table:table-cell office:value-type="string" calcext:value-type="string">
            <text:p>['Comedy|Romance']</text:p>
          </table:table-cell>
          <table:table-cell office:value-type="float" office:value="3.40659340659341" calcext:value-type="float">
            <text:p>3.40659340659341</text:p>
          </table:table-cell>
          <table:table-cell office:value-type="float" office:value="1.10620648647789" calcext:value-type="float">
            <text:p>1.1062064864778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['Crime|Drama', 'Comedy|Drama', 'Drama', 'Crime|Drama', 'Crime|Drama', 'Drama', 'Action|Sci-Fi', 'Crime|Drama', 'Documentary', 'Drama', 'Comedy|Fantasy|Horror', 'Documentary', 'Documentary', 'Drama', 'Drama', 'Documentary', 'Documentary', 'Comedy', 'Documentary', 'Comedy|Drama|Romance']</text:p>
          </table:table-cell>
          <table:table-cell office:value-type="float" office:value="27.6578531265259" calcext:value-type="float">
            <text:p>27.6578531265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29829507]</text:p>
          </table:table-cell>
          <table:table-cell office:value-type="float" office:value="3.57491515966807" calcext:value-type="float">
            <text:p>3.57491515966807</text:p>
          </table:table-cell>
          <table:table-cell office:value-type="string" calcext:value-type="string">
            <text:p>[1641 1712 1857 1791 1781 <text:s text:c="2"/>52 1711 1805 1778 1786]</text:p>
          </table:table-cell>
          <table:table-cell office:value-type="string" calcext:value-type="string">
            <text:p>[6.59221606e-01 8.41086841e-05 8.08467422e-05 7.49697505e-05 7.26727157e-05 6.19235682e-05 2.20803133e-05 1.84503796e-05 1.54126323e-05 6.94312279e-06]</text:p>
          </table:table-cell>
          <table:table-cell office:value-type="float" office:value="0.276620091711698" calcext:value-type="float">
            <text:p>0.276620091711698</text:p>
          </table:table-cell>
          <table:table-cell office:value-type="string" calcext:value-type="string">
            <text:p>[('Children|Comedy', 0.6592216056825434), ('Children|Comedy', 8.410868411774009e-05), ('Comedy|Drama|Musical', 8.084674222057914e-05), ('Comedy|Musical|Romance', 7.496975048955152e-05), ('Adventure|Children|Musical', 7.2672715701379e-05), ('Animation|Children|Fantasy|Musical', 6.19235682193088e-05), ('Adventure|Children|Comedy|Musical', 2.2080313280710864e-05), ('Children|Musical', 1.84503796045935e-05), ('Children|Comedy|Musical', 1.5412632308630095e-05), ('Animation|Children|Musical|IMAX', 6.943122788068664e-06)]</text:p>
          </table:table-cell>
          <table:table-cell office:value-type="string" calcext:value-type="string">
            <text:p>['Animation|Children|Comedy|Romance']</text:p>
          </table:table-cell>
          <table:table-cell office:value-type="float" office:value="3.59090909090909" calcext:value-type="float">
            <text:p>3.59090909090909</text:p>
          </table:table-cell>
          <table:table-cell office:value-type="float" office:value="1.16242835023131" calcext:value-type="float">
            <text:p>1.162428350231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'Comedy|Drama|Musical', 'Animation|Musical', 'Animation|Children|Musical|IMAX', 'Comedy|Musical|Romance', 'Animation|Children|Fantasy|Musical|Romance|IMAX', 'Adventure|Animation|Children|Fantasy|Musical', 'Adventure|Animation|Children|Comedy|Fantasy', 'Adventure|Animation|Children|Comedy|Musical', 'Adventure|Children|Comedy|Musical', 'Children|Comedy', 'Adventure|Children|Fantasy|Musical', 'Children|Comedy|Musical', 'Animation|Children|Fantasy|Musical', 'Comedy|Drama|Romance', 'Children|Comedy|Fantasy|Musical', 'Adventure|Fantasy', 'Comedy|Horror|Musical|Sci-Fi', 'Children|Drama|Sci-Fi', 'Drama|Romance', 'Adventure|Animation|Children|Comedy']</text:p>
          </table:table-cell>
          <table:table-cell office:value-type="float" office:value="27.5182995796204" calcext:value-type="float">
            <text:p>27.5182995796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2264148]</text:p>
          </table:table-cell>
          <table:table-cell office:value-type="float" office:value="4.01961842855979" calcext:value-type="float">
            <text:p>4.01961842855979</text:p>
          </table:table-cell>
          <table:table-cell office:value-type="string" calcext:value-type="string">
            <text:p>[6933 4320 1007 4802 <text:s/>783 6937 3158 1292 <text:s/>902 <text:s/>246]</text:p>
          </table:table-cell>
          <table:table-cell office:value-type="string" calcext:value-type="string">
            <text:p>[8.04439141e-01 2.10782855e-05 1.39201751e-05 1.13609874e-05 1.11204906e-05 9.12330783e-06 8.64628063e-06 8.53924406e-06 2.68653043e-06 2.67940481e-06]</text:p>
          </table:table-cell>
          <table:table-cell office:value-type="float" office:value="0.00302305136609071" calcext:value-type="float">
            <text:p>0.003023051366091</text:p>
          </table:table-cell>
          <table:table-cell office:value-type="string" calcext:value-type="string">
            <text:p>[('Action|Drama|War', 0.8044391412787366), ('Drama', 2.107828547491534e-05), ('Adventure|Drama|War', 1.3920175120830847e-05), ('Comedy|Romance|Sci-Fi', 1.1360987446897202e-05), ('Action|Crime|Thriller', 1.1120490629107427e-05), ('Adventure|Crime|Drama', 9.12330783175759e-06), ('Documentary', 8.646280632538981e-06), ('Crime|Drama|Mystery|Thriller', 8.5392440593675e-06), ('Action|Crime|Thriller', 2.686530432968559e-06), ('Documentary', 2.6794048118626487e-06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4.01644736842105" calcext:value-type="float">
            <text:p>4.01644736842105</text:p>
          </table:table-cell>
          <table:table-cell office:value-type="float" office:value="0.891143859771734" calcext:value-type="float">
            <text:p>0.89114385977173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'Action|Crime|Thriller', 'Action|Crime|Thriller', 'Comedy|Drama|Romance|War', 'Drama|War', 'Documentary', 'Crime|Drama|Thriller', 'Comedy|Drama', 'Adventure|Crime|Drama', 'Drama|Musical|Romance', 'Drama|War', 'Action|Adventure|Crime|Drama|Thriller|War', 'Action|Crime|Thriller', 'Adventure|Drama', 'Action|Drama|War', 'Comedy|Romance|Sci-Fi', 'Adventure|Drama', 'Adventure|Drama|War', 'Action|Mystery|Thriller', 'Action|Adventure|Drama', 'Action|Adventure|Drama']</text:p>
          </table:table-cell>
          <table:table-cell office:value-type="float" office:value="25.4143455028534" calcext:value-type="float">
            <text:p>25.4143455028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25242638]</text:p>
          </table:table-cell>
          <table:table-cell office:value-type="float" office:value="3.42857253080886" calcext:value-type="float">
            <text:p>3.42857253080886</text:p>
          </table:table-cell>
          <table:table-cell office:value-type="string" calcext:value-type="string">
            <text:p>[1885 1900 1513 1683 <text:s/>851 <text:s/>618 <text:s/>486 <text:s/>835 1178 <text:s/>119]</text:p>
          </table:table-cell>
          <table:table-cell office:value-type="string" calcext:value-type="string">
            <text:p>[6.49726176e-01 1.15915479e-04 1.13011773e-04 1.07546575e-04 1.03861717e-04 9.68239609e-05 6.39782110e-05 5.72215742e-05 5.58088078e-05 4.49315924e-05]</text:p>
          </table:table-cell>
          <table:table-cell office:value-type="float" office:value="0.176146152230128" calcext:value-type="float">
            <text:p>0.176146152230128</text:p>
          </table:table-cell>
          <table:table-cell office:value-type="string" calcext:value-type="string">
            <text:p>[('Action|Adventure|Thriller', 0.6497261760248471), ('Adventure|Comedy|Sci-Fi|Thriller', 0.00011591547932702381), ('Action|Adventure|Thriller', 0.00011301177334145909), ('Action|Adventure|Thriller', 0.00010754657488415507), ('Action|Adventure|Thriller', 0.00010386171704674558), ('Action|Comedy', 9.682396090190024e-05), ('Action|Adventure|Thriller', 6.39782109687288e-05), ('Adventure|Comedy|Sci-Fi', 5.722157422457247e-05), ('Comedy|Romance', 5.5808807803843245e-05), ('Adventure|Comedy|Sci-Fi|Western', 4.493159240175835e-05)]</text:p>
          </table:table-cell>
          <table:table-cell office:value-type="string" calcext:value-type="string">
            <text:p>['Action|Adventure|Comedy']</text:p>
          </table:table-cell>
          <table:table-cell office:value-type="float" office:value="3.2607223476298" calcext:value-type="float">
            <text:p>3.2607223476298</text:p>
          </table:table-cell>
          <table:table-cell office:value-type="float" office:value="1.00240857663523" calcext:value-type="float">
            <text:p>1.0024085766352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Adventure|Comedy|Sci-Fi|Western', 'Adventure|Comedy|Sci-Fi', 'Adventure|Comedy|Sci-Fi', 'Comedy|Romance', 'Action|Adventure|Thriller', 'Action|Comedy', 'Action|Adventure|Thriller', 'Action|Adventure|Thriller', 'Action|Adventure|Thriller', 'Adventure|Comedy|Sci-Fi|Thriller', 'Action|Adventure|Thriller', 'Action|Adventure|Sci-Fi', 'Action|Adventure|Sci-Fi|IMAX', 'Action|Adventure|Sci-Fi', 'Action|Adventure|Thriller', 'Adventure|Comedy|Sci-Fi', 'Action|Adventure|Thriller', 'Action|Adventure|Thriller', 'Action|Adventure|Thriller', 'Comedy|Romance']</text:p>
          </table:table-cell>
          <table:table-cell office:value-type="float" office:value="24.7508280277252" calcext:value-type="float">
            <text:p>24.7508280277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26457671]</text:p>
          </table:table-cell>
          <table:table-cell office:value-type="float" office:value="2.94926156025655" calcext:value-type="float">
            <text:p>2.94926156025655</text:p>
          </table:table-cell>
          <table:table-cell office:value-type="string" calcext:value-type="string">
            <text:p>[7524 7520 7462 7491 7553 5150 7566 1586 6150 1656]</text:p>
          </table:table-cell>
          <table:table-cell office:value-type="string" calcext:value-type="string">
            <text:p>[8.52757574e-01 4.11812908e-05 3.03231389e-05 1.92172864e-05 1.78499220e-05 1.30923467e-05 1.28032639e-05 1.26018125e-05 1.00159600e-05 6.83540705e-07]</text:p>
          </table:table-cell>
          <table:table-cell office:value-type="float" office:value="1.31531515242778" calcext:value-type="float">
            <text:p>1.31531515242778</text:p>
          </table:table-cell>
          <table:table-cell office:value-type="string" calcext:value-type="string">
            <text:p>[('Comedy|Drama|Thriller', 0.852757573974914), ('Drama|Romance', 4.118129084767813e-05), ('Drama', 3.0323138852143082e-05), ('Comedy', 1.9217286360901994e-05), ('Drama|Romance', 1.7849922048569676e-05), ('Comedy|Drama|Romance', 1.3092346726891855e-05), ('Comedy|Romance', 1.2803263851251187e-05), ('Comedy', 1.2601812519680917e-05), ('Documentary', 1.001596004054937e-05), ('Comedy', 6.835407047144734e-07)]</text:p>
          </table:table-cell>
          <table:table-cell office:value-type="string" calcext:value-type="string">
            <text:p>['Comedy|Romance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25.7111423015594" calcext:value-type="float">
            <text:p>25.7111423015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37506701]</text:p>
          </table:table-cell>
          <table:table-cell office:value-type="float" office:value="3.84702981764048" calcext:value-type="float">
            <text:p>3.84702981764048</text:p>
          </table:table-cell>
          <table:table-cell office:value-type="string" calcext:value-type="string">
            <text:p>[ 468 <text:s/>297 <text:s/>832 2070 <text:s/>327 2069 <text:s/>260 <text:s/>301 2999 2395]</text:p>
          </table:table-cell>
          <table:table-cell office:value-type="string" calcext:value-type="string">
            <text:p>[6.73851675e-01 2.44993071e-04 1.97885807e-04 1.52387327e-04 1.47995109e-04 1.19846596e-04 1.10389589e-04 1.03483799e-04 6.76425666e-05 1.71019737e-05]</text:p>
          </table:table-cell>
          <table:table-cell office:value-type="float" office:value="0.471962811326866" calcext:value-type="float">
            <text:p>0.471962811326866</text:p>
          </table:table-cell>
          <table:table-cell office:value-type="string" calcext:value-type="string">
            <text:p>[('Crime|Drama', 0.6738516754243945), ('Comedy', 0.00024499307067585047), ('Drama', 0.00019788580668490417), ('Comedy|Drama', 0.00015238732716272874), ('Drama|Mystery|Western', 0.0001479951093042182), ('Drama', 0.0001198465957295002), ('Action|Crime|Drama|War', 0.00011038958942991937), ('Comedy', 0.00010348379898219843), ('Drama', 6.764256663691401e-05), ('Adventure|Drama|War', 1.7101973721568265e-05)]</text:p>
          </table:table-cell>
          <table:table-cell office:value-type="string" calcext:value-type="string">
            <text:p>['Adventure|Drama|War']</text:p>
          </table:table-cell>
          <table:table-cell office:value-type="float" office:value="3.80327868852459" calcext:value-type="float">
            <text:p>3.80327868852459</text:p>
          </table:table-cell>
          <table:table-cell office:value-type="float" office:value="0.98878418688526" calcext:value-type="float">
            <text:p>0.988784186885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'Drama', 'Comedy', 'Drama', 'Crime|Drama', 'Drama', 'Comedy|Drama', 'Drama', 'Drama|War', 'Drama|War', 'Action|Crime|Drama|War', 'Adventure|Drama|Western', 'Adventure|Drama|War', 'Crime|Drama', 'Comedy|Crime|Drama|Thriller', 'Drama', 'Crime|Drama', 'Action|Adventure|Romance|Thriller', 'Comedy|Romance', 'Drama|War', 'Documentary']</text:p>
          </table:table-cell>
          <table:table-cell office:value-type="float" office:value="25.3271095752716" calcext:value-type="float">
            <text:p>25.3271095752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7204048]</text:p>
          </table:table-cell>
          <table:table-cell office:value-type="float" office:value="3.39863009732619" calcext:value-type="float">
            <text:p>3.39863009732619</text:p>
          </table:table-cell>
          <table:table-cell office:value-type="string" calcext:value-type="string">
            <text:p>[ 725 <text:s/>391 <text:s/>754 <text:s/>744 <text:s/>353 <text:s/>233 <text:s text:c="2"/>34 <text:s/>887 2091 3498]</text:p>
          </table:table-cell>
          <table:table-cell office:value-type="string" calcext:value-type="string">
            <text:p>[7.27696055e-01 1.69212752e-03 1.68305124e-03 1.63917991e-03 1.58084947e-03 6.63380667e-05 3.32596076e-05 2.01205010e-05 8.89695465e-06 1.19959525e-06]</text:p>
          </table:table-cell>
          <table:table-cell office:value-type="float" office:value="0.273410383175076" calcext:value-type="float">
            <text:p>0.273410383175076</text:p>
          </table:table-cell>
          <table:table-cell office:value-type="string" calcext:value-type="string">
            <text:p>[('Drama', 0.7276960547024532), ('Comedy|Drama|Romance|War', 0.0016921275245164729), ('Drama|Romance', 0.001683051237996787), ('Adventure|Animation|Children|Comedy|Fantasy|Romance', 0.0016391799126089456), ('Drama', 0.0015808494700079306), ('Drama|Romance', 6.633806668100074e-05), ('Crime|Horror|Thriller', 3.3259607614083025e-05), ('Drama|Romance', 2.0120500998980373e-05), ('Drama', 8.896954645505786e-06), ('Drama', 1.199595250329889e-06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41891891891892" calcext:value-type="float">
            <text:p>3.41891891891892</text:p>
          </table:table-cell>
          <table:table-cell office:value-type="float" office:value="0.955167407949853" calcext:value-type="float">
            <text:p>0.95516740794985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'Drama', 'Adventure|Animation|Children|Comedy|Fantasy|Romance', 'Drama|Romance', 'Drama', 'Comedy|Drama|Romance|War', 'Crime|Horror|Thriller', 'Drama', 'Drama|War', 'Adventure|Animation|Children|Comedy', 'Drama|Romance', 'Drama|Romance', 'Drama', 'Drama', 'Comedy|Drama|Romance', 'Drama|Romance', 'Comedy|Drama|Fantasy|Romance|Thriller', 'Crime|Drama|Thriller', 'Adventure|Drama|Western', 'Children|Comedy|Fantasy|Musical', 'Drama|Romance']</text:p>
          </table:table-cell>
          <table:table-cell office:value-type="float" office:value="25.5183761119843" calcext:value-type="float">
            <text:p>25.5183761119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5953318]</text:p>
          </table:table-cell>
          <table:table-cell office:value-type="float" office:value="1.54337035430721" calcext:value-type="float">
            <text:p>1.54337035430721</text:p>
          </table:table-cell>
          <table:table-cell office:value-type="string" calcext:value-type="string">
            <text:p>[7758 7972 7762 4119 5840 2916 3142 7342 5386 2634]</text:p>
          </table:table-cell>
          <table:table-cell office:value-type="string" calcext:value-type="string">
            <text:p>[7.31840393e-01 1.65504478e-05 1.01539514e-05 9.94355104e-06 9.38040886e-06 5.90085684e-06 4.75153360e-06 4.62848451e-06 4.50002638e-06 4.33171194e-07]</text:p>
          </table:table-cell>
          <table:table-cell office:value-type="float" office:value="2.11616282288349" calcext:value-type="float">
            <text:p>2.11616282288349</text:p>
          </table:table-cell>
          <table:table-cell office:value-type="string" calcext:value-type="string">
            <text:p>[('Action|Comedy', 0.7318403930065126), ('Documentary|Drama', 1.655044781748061e-05), ('Action|Drama|War', 1.0153951377281655e-05), ('Documentary', 9.943551039768807e-06), ('Comedy', 9.380408861634416e-06), ('Action|Adventure|Drama|Thriller', 5.9008568424809415e-06), ('Comedy|Musical|Romance', 4.751533596897139e-06), ('Comedy|Musical', 4.62848451354196e-06), ('Action|Drama|Sci-Fi', 4.500026383030965e-06), ('Action|Comedy', 4.3317119360620903e-07)]</text:p>
          </table:table-cell>
          <table:table-cell office:value-type="string" calcext:value-type="string">
            <text:p>['Action|Crime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30.4425611495972" calcext:value-type="float">
            <text:p>30.4425611495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8827776]</text:p>
          </table:table-cell>
          <table:table-cell office:value-type="float" office:value="3.67551537369897" calcext:value-type="float">
            <text:p>3.67551537369897</text:p>
          </table:table-cell>
          <table:table-cell office:value-type="string" calcext:value-type="string">
            <text:p>[4674 4685 4678 4679 3017 4684 2616 2898 3716 <text:s text:c="2"/>47]</text:p>
          </table:table-cell>
          <table:table-cell office:value-type="string" calcext:value-type="string">
            <text:p>[7.37475160e-01 3.42757030e-05 2.68996040e-05 2.64322088e-05 2.49105410e-05 2.26146057e-05 1.92276428e-05 1.36239366e-05 1.08249091e-05 1.58247015e-06]</text:p>
          </table:table-cell>
          <table:table-cell office:value-type="float" office:value="0.0127623833022033" calcext:value-type="float">
            <text:p>0.012762383302203</text:p>
          </table:table-cell>
          <table:table-cell office:value-type="string" calcext:value-type="string">
            <text:p>[('Action|Mystery|Thriller', 0.7374751597790834), ('Drama|Horror|Thriller', 3.427570301529483e-05), ('Drama|Romance', 2.6899604015442695e-05), ('Comedy|Drama|Romance', 2.643220881801161e-05), ('Comedy|Drama|Romance', 2.4910540988766934e-05), ('Comedy|Drama', 2.2614605696342705e-05), ('Comedy|Drama|Romance', 1.92276428332588e-05), ('Children|Comedy|Drama', 1.362393656060437e-05), ('Drama|Romance', 1.0824909072802773e-05), ('Drama|Fantasy|Romance', 1.58247015161705e-06)]</text:p>
          </table:table-cell>
          <table:table-cell office:value-type="string" calcext:value-type="string">
            <text:p>['Adventure|Drama']</text:p>
          </table:table-cell>
          <table:table-cell office:value-type="float" office:value="3.64666666666667" calcext:value-type="float">
            <text:p>3.64666666666667</text:p>
          </table:table-cell>
          <table:table-cell office:value-type="float" office:value="1.22276553580625" calcext:value-type="float">
            <text:p>1.222765535806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Drama|Romance|Thriller', 'Drama|Romance', 'Drama', 'Comedy|Drama', 'Drama|Horror|Thriller', 'Comedy', 'Drama|Romance', 'Crime|Mystery|Romance|Thriller', 'Comedy|Romance', 'Comedy|Drama|Romance', 'Action|Crime|Drama|Thriller', 'Drama|Romance', 'Children|Comedy|Romance', 'Comedy|Drama|Romance', 'Crime|Film-Noir|Mystery|Thriller', 'Adventure|Children|Musical', 'Drama|Romance', 'Comedy|Drama|Romance', 'Comedy|Crime|Drama|Romance|Thriller', 'Drama|Romance|War']</text:p>
          </table:table-cell>
          <table:table-cell office:value-type="float" office:value="26.8882467746735" calcext:value-type="float">
            <text:p>26.8882467746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75648765]</text:p>
          </table:table-cell>
          <table:table-cell office:value-type="float" office:value="4.35097631236346" calcext:value-type="float">
            <text:p>4.35097631236346</text:p>
          </table:table-cell>
          <table:table-cell office:value-type="string" calcext:value-type="string">
            <text:p>[5148 <text:s/>219 <text:s/>221 5147 <text:s/>478 2160 <text:s text:c="3"/>7 <text:s/>101 1028 <text:s text:c="2"/>42]</text:p>
          </table:table-cell>
          <table:table-cell office:value-type="string" calcext:value-type="string">
            <text:p>[9.51003896e-01 7.60769785e-05 4.37981588e-05 3.30270983e-05 3.10325797e-05 2.86782005e-05 2.85899865e-05 2.83397655e-05 1.54956160e-05 8.59609964e-06]</text:p>
          </table:table-cell>
          <table:table-cell office:value-type="float" office:value="0.405511341278344" calcext:value-type="float">
            <text:p>0.405511341278344</text:p>
          </table:table-cell>
          <table:table-cell office:value-type="string" calcext:value-type="string">
            <text:p>[('Action|Thriller', 0.9510038962449613), ('Action|Adventure|Drama', 7.60769784642138e-05), ('Action|Adventure|Thriller', 4.3798158781654786e-05), ('Action|Drama', 3.302709828405063e-05), ('Action|Sci-Fi', 3.1032579685629383e-05), ('Action|Adventure|Drama|War', 2.8678200487504737e-05), ('Action|Drama|War', 2.858998651178822e-05), ('Action|Comedy|Sci-Fi', 2.833976552485971e-05), ('Action|Adventure|Horror|Sci-Fi', 1.5495616021887302e-05), ('Action|Adventure|Sci-Fi|Thriller', 8.596099638272187e-0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25" calcext:value-type="float">
            <text:p>4.25</text:p>
          </table:table-cell>
          <table:table-cell office:value-type="float" office:value="0.862006702732383" calcext:value-type="float">
            <text:p>0.8620067027323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'Children|Drama|Sci-Fi', 'Action|Comedy|Sci-Fi', 'Action|Drama', 'Action|Sci-Fi|Thriller', 'Action|Adventure|Sci-Fi|Thriller', 'Action|Adventure|Sci-Fi|Thriller', 'Action|Adventure|Western', 'Action|Romance', 'Action|Adventure|Thriller', 'Action|Adventure|Drama|War', 'Action|Adventure|Horror|Sci-Fi', 'Action|Adventure', 'Action|Drama|War', 'Action|Adventure', 'Action|Adventure|Drama', 'Action|Sci-Fi', 'Action|Sci-Fi|Thriller', 'Action|Crime|Thriller', 'Action|Thriller', 'Action|Adventure|Sci-Fi']</text:p>
          </table:table-cell>
          <table:table-cell office:value-type="float" office:value="26.0783522129059" calcext:value-type="float">
            <text:p>26.0783522129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80205655]</text:p>
          </table:table-cell>
          <table:table-cell office:value-type="float" office:value="3.84014953195359" calcext:value-type="float">
            <text:p>3.84014953195359</text:p>
          </table:table-cell>
          <table:table-cell office:value-type="string" calcext:value-type="string">
            <text:p>[8580 <text:s/>710 1436 <text:s/>703 6183 2555 <text:s/>511 <text:s/>505 <text:s/>979 2659]</text:p>
          </table:table-cell>
          <table:table-cell office:value-type="string" calcext:value-type="string">
            <text:p>[7.60298708e-01 2.80241881e-05 2.61182811e-05 1.56135420e-05 1.17062656e-05 1.11686699e-05 7.40502104e-06 5.41043827e-06 4.17459873e-06 2.98194453e-06]</text:p>
          </table:table-cell>
          <table:table-cell office:value-type="float" office:value="0.0380929786776267" calcext:value-type="float">
            <text:p>0.038092978677627</text:p>
          </table:table-cell>
          <table:table-cell office:value-type="string" calcext:value-type="string">
            <text:p>[('Comedy', 0.7602987077058968), ('Horror|Thriller', 2.8024188094465074e-05), ('Horror|Thriller', 2.6118281148347014e-05), ('Comedy|Horror', 1.5613541989339125e-05), ('Action|Comedy|Crime', 1.170626556835256e-05), ('Drama|Thriller', 1.1168669922480502e-05), ('Comedy', 7.405021043845089e-06), ('Comedy', 5.410438266332802e-06), ('Action|Thriller', 4.174598733313216e-06), ('Action|Sci-Fi', 2.9819445292074594e-06)]</text:p>
          </table:table-cell>
          <table:table-cell office:value-type="string" calcext:value-type="string">
            <text:p>['Children|Comedy']</text:p>
          </table:table-cell>
          <table:table-cell office:value-type="float" office:value="3.86776859504132" calcext:value-type="float">
            <text:p>3.86776859504132</text:p>
          </table:table-cell>
          <table:table-cell office:value-type="float" office:value="0.812527418587137" calcext:value-type="float">
            <text:p>0.812527418587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'Action|Adventure|Thriller', 'Horror|Thriller', 'Action|Drama|Thriller', 'Action|Adventure|Comedy|Crime', 'Adventure|Animation|Children|Comedy|Fantasy|Sci-Fi', 'Comedy|Drama', 'Action|Adventure|Thriller', 'Action|Crime|Drama|War', 'Horror|Thriller', 'Action|Thriller', 'Comedy', 'Action|Adventure|Sci-Fi|Thriller', 'Comedy|Horror', 'Comedy|Horror|Mystery|Thriller', 'Action|Sci-Fi', 'Drama|Thriller', 'Action|Drama|Thriller', 'Crime|Thriller', 'Comedy', 'Action|Comedy|Crime']</text:p>
          </table:table-cell>
          <table:table-cell office:value-type="float" office:value="25.4580190181732" calcext:value-type="float">
            <text:p>25.4580190181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5787047]</text:p>
          </table:table-cell>
          <table:table-cell office:value-type="float" office:value="3.7266927758779" calcext:value-type="float">
            <text:p>3.7266927758779</text:p>
          </table:table-cell>
          <table:table-cell office:value-type="string" calcext:value-type="string">
            <text:p>[465 <text:s/>32 <text:s/>28 471 460 313 <text:s text:c="2"/>4 472 539 232]</text:p>
          </table:table-cell>
          <table:table-cell office:value-type="string" calcext:value-type="string">
            <text:p>[0.71927365 0.00143495 0.0014099 <text:s/>0.00140942 0.00138692 0.00137462 0.0013475 <text:s/>0.00134227 0.00133853 0.00125632]</text:p>
          </table:table-cell>
          <table:table-cell office:value-type="float" office:value="0.0688223053312198" calcext:value-type="float">
            <text:p>0.06882230533122</text:p>
          </table:table-cell>
          <table:table-cell office:value-type="string" calcext:value-type="string">
            <text:p>[('Drama|Horror', 0.7192736508089631), ('Adventure|Drama|Western', 0.0014349521601659035), ('Drama|War', 0.0014099033094481497), ('Adventure|Animation|Children|Drama|Musical|IMAX', 0.0014094216988333756), ('Children|Drama', 0.001386923010601195), ('Comedy|Romance', 0.0013746178068748574), ('Crime|Mystery|Thriller', 0.001347496097777315), ('Action|Adventure|Comedy|Romance|Thriller', 0.001342274219173623), ('Action|Crime|Thriller', 0.0013385325443805106), ('Crime|Drama', 0.0012563224531188754)]</text:p>
          </table:table-cell>
          <table:table-cell office:value-type="string" calcext:value-type="string">
            <text:p>['Mystery|Sci-Fi|Thriller']</text:p>
          </table:table-cell>
          <table:table-cell office:value-type="float" office:value="3.57446808510638" calcext:value-type="float">
            <text:p>3.57446808510638</text:p>
          </table:table-cell>
          <table:table-cell office:value-type="float" office:value="0.961928047272963" calcext:value-type="float">
            <text:p>0.9619280472729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Drama|War', 'Drama|Horror', 'Adventure|Drama|Western', 'Children|Drama', 'Crime|Mystery|Thriller', 'Adventure|Animation|Children|Drama|Musical|IMAX', 'Crime|Drama', 'Action|Adventure|Comedy|Romance|Thriller', 'Action|Crime|Thriller', 'Comedy|Romance', 'Comedy|Drama|Romance', 'Comedy|Romance', 'Crime|Horror|Thriller', 'Comedy|Crime|Drama|Thriller', 'Action|Adventure|Sci-Fi|Thriller', 'Comedy|Crime|Thriller', 'Drama|Thriller', 'Adventure|Drama|IMAX', 'Action|Romance|Thriller', 'Mystery|Thriller']</text:p>
          </table:table-cell>
          <table:table-cell office:value-type="float" office:value="25.7486004829407" calcext:value-type="float">
            <text:p>25.7486004829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40137453]</text:p>
          </table:table-cell>
          <table:table-cell office:value-type="float" office:value="3.19817205183473" calcext:value-type="float">
            <text:p>3.19817205183473</text:p>
          </table:table-cell>
          <table:table-cell office:value-type="string" calcext:value-type="string">
            <text:p>[4996 4897 4940 3559 1216 3674 1742 3337 4981 4931]</text:p>
          </table:table-cell>
          <table:table-cell office:value-type="string" calcext:value-type="string">
            <text:p>[6.80085597e-01 4.31669365e-05 3.58488882e-05 3.06142105e-05 2.26403859e-05 1.59740524e-05 1.57358341e-05 1.30566681e-05 6.31054130e-06 5.96067900e-06]</text:p>
          </table:table-cell>
          <table:table-cell office:value-type="float" office:value="0.203202475347814" calcext:value-type="float">
            <text:p>0.203202475347814</text:p>
          </table:table-cell>
          <table:table-cell office:value-type="string" calcext:value-type="string">
            <text:p>[('Drama', 0.6800855972405225), ('Drama|Romance', 4.316693654615604e-05), ('Drama|Romance|Western', 3.5848888191897403e-05), ('Crime|Drama|Thriller', 3.0614210510758505e-05), ('Crime|Drama|Thriller', 2.2640385851223094e-05), ('Drama|Romance', 1.5974052361019376e-05), ('Comedy|Drama|Romance', 1.573583410712355e-05), ('Action|Comedy|Crime', 1.3056668120522467e-05), ('Action|Crime|Drama|Thriller', 6.310541300208894e-06), ('Comedy', 5.9606789981281245e-06)]</text:p>
          </table:table-cell>
          <table:table-cell office:value-type="string" calcext:value-type="string">
            <text:p>['Action|Adventure|Crime|Thriller']</text:p>
          </table:table-cell>
          <table:table-cell office:value-type="float" office:value="3.49917763157895" calcext:value-type="float">
            <text:p>3.49917763157895</text:p>
          </table:table-cell>
          <table:table-cell office:value-type="float" office:value="0.806786173018191" calcext:value-type="float">
            <text:p>0.80678617301819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'Action|Adventure|Drama|War', 'Adventure|Drama|War', 'Action|Adventure|Thriller', 'Adventure|Drama|Western', 'Comedy|Drama', 'Drama', 'Comedy|Crime|Drama|Thriller', 'Drama|War', 'Animation|Children|Fantasy|Musical|Romance|IMAX', 'Drama|Romance', 'Musical|Romance', 'Crime|Drama|Thriller', 'Action|Adventure|Drama|Fantasy', 'Action|Crime|Drama|Thriller', 'Drama|War', 'Adventure|Drama|War', 'Comedy|Drama|Romance', 'Drama|Romance|Thriller', 'Comedy|Romance', 'Crime|Drama']</text:p>
          </table:table-cell>
          <table:table-cell office:value-type="float" office:value="25.8538663387299" calcext:value-type="float">
            <text:p>25.8538663387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7903183]</text:p>
          </table:table-cell>
          <table:table-cell office:value-type="float" office:value="5.0815637965383" calcext:value-type="float">
            <text:p>5.0815637965383</text:p>
          </table:table-cell>
          <table:table-cell office:value-type="string" calcext:value-type="string">
            <text:p>[7179 6084 7186 7168 7197 7160 6256 5036 7163 6220]</text:p>
          </table:table-cell>
          <table:table-cell office:value-type="string" calcext:value-type="string">
            <text:p>[8.15616990e-01 3.17507262e-05 2.78862866e-05 2.67169319e-05 2.49070827e-05 2.04286635e-05 1.69560466e-05 1.62034126e-05 1.61468668e-05 8.37973837e-06]</text:p>
          </table:table-cell>
          <table:table-cell office:value-type="float" office:value="1.00253196606072" calcext:value-type="float">
            <text:p>1.00253196606072</text:p>
          </table:table-cell>
          <table:table-cell office:value-type="string" calcext:value-type="string">
            <text:p>[('Action|Animation|Fantasy', 0.8156169903400963), ('Action|Sci-Fi|Thriller', 3.175072618440372e-05), ('Action|Adventure|Animation|Fantasy', 2.7886286611239957e-05), ('Action|Animation|Fantasy', 2.671693188201679e-05), ('Animation|Sci-Fi', 2.490708274282791e-05), ('Action|Crime|Drama', 2.0428663545061912e-05), ('Action|Animation|Crime|Sci-Fi|Thriller', 1.6956046639812446e-05), ('Action|Adventure|Drama|Sci-Fi', 1.620341264999203e-05), ('Action|Animation|Crime', 1.6146866792276773e-05), ('Action|Horror', 8.379738372888285e-06)]</text:p>
          </table:table-cell>
          <table:table-cell office:value-type="string" calcext:value-type="string">
            <text:p>['Action|Adventure|Comed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26.7552573680878" calcext:value-type="float">
            <text:p>26.7552573680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60071988]</text:p>
          </table:table-cell>
          <table:table-cell office:value-type="float" office:value="4.11408022913578" calcext:value-type="float">
            <text:p>4.11408022913578</text:p>
          </table:table-cell>
          <table:table-cell office:value-type="string" calcext:value-type="string">
            <text:p>[3392 7026 7031 4244 6354 7028 4164 2519 2348 3779]</text:p>
          </table:table-cell>
          <table:table-cell office:value-type="string" calcext:value-type="string">
            <text:p>[5.20028220e-01 2.27900824e-05 1.94824712e-05 1.69952457e-05 1.65096118e-05 1.36203132e-05 1.26605182e-05 9.03180440e-06 3.73416850e-06 9.31090759e-07]</text:p>
          </table:table-cell>
          <table:table-cell office:value-type="float" office:value="1.51336035197121" calcext:value-type="float">
            <text:p>1.51336035197121</text:p>
          </table:table-cell>
          <table:table-cell office:value-type="string" calcext:value-type="string">
            <text:p>[('Comedy|Drama|Romance', 0.5200282201269646), ('Comedy|Drama|War', 2.279008236304115e-05), ('Children|Comedy|Drama', 1.9482471165938273e-05), ('Comedy|Musical', 1.6995245674963326e-05), ('Comedy|Drama|Romance', 1.6509611768156506e-05), ('Comedy|Drama|Musical', 1.3620313152799017e-05), ('Comedy|Drama', 1.2660518157839041e-05), ('Comedy|Drama', 9.031804404766152e-06), ('Action|Drama|Sci-Fi|Thriller', 3.7341685011119377e-06), ('Comedy', 9.310907593125146e-07)]</text:p>
          </table:table-cell>
          <table:table-cell office:value-type="string" calcext:value-type="string">
            <text:p>['Drama|Romance']</text:p>
          </table:table-cell>
          <table:table-cell office:value-type="float" office:value="4.02076124567474" calcext:value-type="float">
            <text:p>4.02076124567474</text:p>
          </table:table-cell>
          <table:table-cell office:value-type="float" office:value="0.742611664913018" calcext:value-type="float">
            <text:p>0.74261166491301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'Comedy', 'Comedy|Drama', 'Drama', 'Action|Comedy|Sci-Fi', 'Adventure|Animation|Children|Comedy|Sci-Fi', 'Comedy', 'Comedy|Musical', 'Action|Adventure|Comedy|Sci-Fi', 'Animation|Children|Comedy', 'Comedy|Drama|Musical', 'Action|Romance|Sci-Fi|Thriller', 'Drama', 'Comedy|Crime|Mystery|Thriller', 'Drama|Romance', 'Action|Crime|IMAX', 'Comedy|Crime', 'Adventure|Children|Musical', 'Comedy|Romance', 'Comedy|Drama', 'Drama']</text:p>
          </table:table-cell>
          <table:table-cell office:value-type="float" office:value="25.1844453811645" calcext:value-type="float">
            <text:p>25.1844453811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8282195]</text:p>
          </table:table-cell>
          <table:table-cell office:value-type="float" office:value="3.82288924776739" calcext:value-type="float">
            <text:p>3.82288924776739</text:p>
          </table:table-cell>
          <table:table-cell office:value-type="string" calcext:value-type="string">
            <text:p>[1729 2167 5605 2076 <text:s/>411 1867 1098 <text:s/>832 1135 <text:s/>386]</text:p>
          </table:table-cell>
          <table:table-cell office:value-type="string" calcext:value-type="string">
            <text:p>[7.36270193e-01 8.94834147e-05 7.90164183e-05 4.15681928e-05 2.51535235e-05 2.00282319e-05 1.84549837e-05 8.16498591e-06 6.41078194e-06 5.91611089e-06]</text:p>
          </table:table-cell>
          <table:table-cell office:value-type="float" office:value="0.140067300983255" calcext:value-type="float">
            <text:p>0.140067300983255</text:p>
          </table:table-cell>
          <table:table-cell office:value-type="string" calcext:value-type="string">
            <text:p>[('Drama|Mystery|Thriller', 0.7362701927132138), ('Crime|Drama|Thriller', 8.948341468709004e-05), ('Adventure|Drama', 7.901641831458842e-05), ('Action|Crime|Drama|Thriller', 4.1568192753800354e-05), ('Comedy|Drama|Musical', 2.515352351067089e-05), ('Action|Adventure|Romance|Thriller', 2.0028231942178217e-05), ('Documentary', 1.8454983667477482e-05), ('Drama', 8.16498590625111e-06), ('Action|Drama|Western', 6.410781937598283e-06), ('Adventure|Comedy', 5.916110893769868e-06)]</text:p>
          </table:table-cell>
          <table:table-cell office:value-type="string" calcext:value-type="string">
            <text:p>['Drama|Romance']</text:p>
          </table:table-cell>
          <table:table-cell office:value-type="float" office:value="3.81885856079404" calcext:value-type="float">
            <text:p>3.81885856079404</text:p>
          </table:table-cell>
          <table:table-cell office:value-type="float" office:value="0.735111400781015" calcext:value-type="float">
            <text:p>0.735111400781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['Documentary', 'Crime|Mystery|Thriller', 'Action|Crime|Drama|Thriller', 'Adventure|Animation|Children|Drama|Sci-Fi', 'Comedy|Crime|Romance', 'Drama', 'Comedy|Drama', 'Adventure|Fantasy', 'Action|Adventure|Romance|Thriller', 'Drama', 'Action|Sci-Fi', 'Action|Adventure|Fantasy', 'Drama|Mystery', 'Action|Adventure|Thriller', 'Crime|Drama|Thriller', 'Action|Adventure|Drama|Thriller|Western', 'Action|Adventure|Horror|Sci-Fi', 'Action|Adventure|Comedy|Thriller', 'Drama|War', 'Comedy|Drama|Musical']</text:p>
          </table:table-cell>
          <table:table-cell office:value-type="float" office:value="25.4855360984802" calcext:value-type="float">
            <text:p>25.4855360984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19820627]</text:p>
          </table:table-cell>
          <table:table-cell office:value-type="float" office:value="3.58578339972735" calcext:value-type="float">
            <text:p>3.58578339972735</text:p>
          </table:table-cell>
          <table:table-cell office:value-type="string" calcext:value-type="string">
            <text:p>[6514 3537 2002 3083 1939 <text:s/>916 1966 <text:s/>239 1946 <text:s/>941]</text:p>
          </table:table-cell>
          <table:table-cell office:value-type="string" calcext:value-type="string">
            <text:p>[8.39324978e-01 6.06706784e-05 5.61197680e-05 5.23621119e-05 3.57907997e-05 2.96289968e-05 2.65866391e-05 2.21128266e-05 1.98044615e-05 1.31992267e-05]</text:p>
          </table:table-cell>
          <table:table-cell office:value-type="float" office:value="0.612422867220646" calcext:value-type="float">
            <text:p>0.612422867220646</text:p>
          </table:table-cell>
          <table:table-cell office:value-type="string" calcext:value-type="string">
            <text:p>[('Comedy', 0.839324977880949), ('Comedy', 6.067067838361995e-05), ('Comedy|Crime', 5.611976796508622e-05), ('Comedy|Drama', 5.236211186012753e-05), ('Comedy|Romance', 3.579079973697408e-05), ('Comedy|Romance', 2.9628996750061444e-05), ('Comedy|Crime', 2.658663911342243e-05), ('Comedy', 2.211282661839794e-05), ('Comedy', 1.9804461530347172e-05), ('Comedy|Drama|Romance', 1.319922669099226e-05)]</text:p>
          </table:table-cell>
          <table:table-cell office:value-type="string" calcext:value-type="string">
            <text:p>['Comedy']</text:p>
          </table:table-cell>
          <table:table-cell office:value-type="float" office:value="3.5796178343949" calcext:value-type="float">
            <text:p>3.5796178343949</text:p>
          </table:table-cell>
          <table:table-cell office:value-type="float" office:value="0.805058755105725" calcext:value-type="float">
            <text:p>0.8050587551057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'Comedy', 'Comedy|Crime', 'Comedy|Fantasy|Romance', 'Comedy|Romance', 'Comedy|Romance', 'Comedy|Drama', 'Comedy|Crime', 'Comedy', 'Comedy|Romance', 'Comedy', 'Comedy', 'Comedy|Drama|Romance', 'Comedy', 'Comedy', 'Action|Comedy|Crime', 'Action|Comedy', 'Comedy', 'Action|Comedy', 'Comedy', 'Comedy|Drama|Romance']</text:p>
          </table:table-cell>
          <table:table-cell office:value-type="float" office:value="25.616320848465" calcext:value-type="float">
            <text:p>25.616320848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82265963]</text:p>
          </table:table-cell>
          <table:table-cell office:value-type="float" office:value="3.76362031475345" calcext:value-type="float">
            <text:p>3.76362031475345</text:p>
          </table:table-cell>
          <table:table-cell office:value-type="string" calcext:value-type="string">
            <text:p>[6880 6860 6878 6760 6903 6902 6743 6821 6807 6755]</text:p>
          </table:table-cell>
          <table:table-cell office:value-type="string" calcext:value-type="string">
            <text:p>[7.64469629e-01 1.24210699e-05 1.24049564e-05 1.19262336e-05 1.04264875e-05 4.65880309e-06 4.63180082e-06 3.09036238e-06 2.28930121e-06 4.47569424e-07]</text:p>
          </table:table-cell>
          <table:table-cell office:value-type="float" office:value="0.0590393141328898" calcext:value-type="float">
            <text:p>0.05903931413289</text:p>
          </table:table-cell>
          <table:table-cell office:value-type="string" calcext:value-type="string">
            <text:p>[('Animation', 0.7644696291929695), ('Documentary', 1.2421069922883544e-05), ('Documentary', 1.2404956411030978e-05), ('Comedy|Drama|Romance', 1.1926233593220214e-05), ('Documentary', 1.0426487453283971e-05), ('Documentary', 4.658803087326453e-06), ('Drama', 4.631800817525205e-06), ('Documentary', 3.0903623834991943e-06), ('Documentary|Drama', 2.28930120633459e-06), ('Drama|War', 4.4756942370475677e-07)]</text:p>
          </table:table-cell>
          <table:table-cell office:value-type="string" calcext:value-type="string">
            <text:p>['Drama|Fantasy|Romance']</text:p>
          </table:table-cell>
          <table:table-cell office:value-type="float" office:value="3.75597269624573" calcext:value-type="float">
            <text:p>3.75597269624573</text:p>
          </table:table-cell>
          <table:table-cell office:value-type="float" office:value="0.544291027671771" calcext:value-type="float">
            <text:p>0.544291027671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['Documentary', 'Animation', 'Western', 'Comedy', 'Crime|Drama|Film-Noir|Thriller', 'Comedy|Drama|Romance', 'Documentary', 'Drama|War', 'Drama', 'Documentary', 'Drama|Musical', 'Sci-Fi|IMAX', 'Drama', 'Comedy', '(no genres listed)', 'Documentary', 'Comedy', 'Action|Drama|Mystery|Sci-Fi|Thriller|IMAX', 'Adventure|Comedy|Drama', 'Comedy|Crime|Drama']</text:p>
          </table:table-cell>
          <table:table-cell office:value-type="float" office:value="25.4428746700287" calcext:value-type="float">
            <text:p>25.4428746700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32441982]</text:p>
          </table:table-cell>
          <table:table-cell office:value-type="float" office:value="3.00190435845229" calcext:value-type="float">
            <text:p>3.00190435845229</text:p>
          </table:table-cell>
          <table:table-cell office:value-type="string" calcext:value-type="string">
            <text:p>[7520 6150 7491 7524 5150 6534 6930 7462 3228 3740]</text:p>
          </table:table-cell>
          <table:table-cell office:value-type="string" calcext:value-type="string">
            <text:p>[6.64667027e-01 3.53711872e-05 3.15885064e-05 2.87185288e-05 2.87107445e-05 2.71377488e-05 2.33790512e-05 2.24269542e-05 1.49674947e-05 4.63769164e-06]</text:p>
          </table:table-cell>
          <table:table-cell office:value-type="float" office:value="0.322515466177747" calcext:value-type="float">
            <text:p>0.322515466177747</text:p>
          </table:table-cell>
          <table:table-cell office:value-type="string" calcext:value-type="string">
            <text:p>[('Drama|Romance', 0.6646670270185339), ('Documentary', 3.537118715171615e-05), ('Comedy', 3.158850643229611e-05), ('Comedy|Drama|Thriller', 2.8718528842357067e-05), ('Comedy|Drama|Romance', 2.871074448914214e-05), ('Drama|Romance', 2.713774879868872e-05), ('Comedy', 2.3379051220490252e-05), ('Drama', 2.2426954158690936e-05), ('Western', 1.4967494739355988e-05), ('Comedy|Musical|Romance', 4.6376916405592194e-06)]</text:p>
          </table:table-cell>
          <table:table-cell office:value-type="string" calcext:value-type="string">
            <text:p>['Children|Comedy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26.0096302032471" calcext:value-type="float">
            <text:p>26.0096302032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48131978]</text:p>
          </table:table-cell>
          <table:table-cell office:value-type="float" office:value="4.0769022744944" calcext:value-type="float">
            <text:p>4.0769022744944</text:p>
          </table:table-cell>
          <table:table-cell office:value-type="string" calcext:value-type="string">
            <text:p>[2342 1151 <text:s/>726 <text:s/>817 <text:s/>147 <text:s/>199 <text:s/>457 <text:s/>179 1050 <text:s/>755]</text:p>
          </table:table-cell>
          <table:table-cell office:value-type="string" calcext:value-type="string">
            <text:p>[8.95682611e-01 1.31182833e-04 1.23315783e-04 8.54071849e-05 7.77922991e-05 7.46586871e-05 3.18522450e-05 2.48888626e-05 1.70874756e-05 1.51591435e-05]</text:p>
          </table:table-cell>
          <table:table-cell office:value-type="float" office:value="0.404417501447681" calcext:value-type="float">
            <text:p>0.404417501447681</text:p>
          </table:table-cell>
          <table:table-cell office:value-type="string" calcext:value-type="string">
            <text:p>[('Crime|Drama|Western', 0.895682610673832), ('Action|Adventure|Sci-Fi|IMAX', 0.00013118283347316194), ('Drama|Sci-Fi', 0.00012331578326747663), ('Animation|Children|Comedy', 8.54071849072737e-05), ('Crime|Drama', 7.779229909977772e-05), ('Adventure|Animation|Children|Comedy|Musical', 7.465868711872325e-05), ('Adventure|Children|Fantasy', 3.185224500604028e-05), ('Animation|Comedy|Musical', 2.488886262814741e-05), ('Action|Adventure|Drama|Sci-Fi|Thriller', 1.708747555877983e-05), ('Adventure|Animation|Children|Comedy', 1.515914352488624e-05)]</text:p>
          </table:table-cell>
          <table:table-cell office:value-type="string" calcext:value-type="string">
            <text:p>['Drama|Romance']</text:p>
          </table:table-cell>
          <table:table-cell office:value-type="float" office:value="3.96376811594203" calcext:value-type="float">
            <text:p>3.96376811594203</text:p>
          </table:table-cell>
          <table:table-cell office:value-type="float" office:value="1.04252170326825" calcext:value-type="float">
            <text:p>1.0425217032682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['Adventure|Animation|Children|Comedy|Fantasy', 'Adventure|Drama|Western', 'Crime|Drama', 'Action|Adventure|Horror|Sci-Fi', 'Comedy|Crime|Drama|Thriller', 'Action|Adventure|Sci-Fi|IMAX', 'Action|Crime|Thriller', 'Animation|Children|Comedy', 'Crime|Drama', 'Drama', 'Adventure|Animation|Children|Comedy|Musical', 'Adventure|Animation|Children|Comedy', 'Drama|Romance', 'Action|Sci-Fi', 'Action|Drama|War', 'Comedy|Crime', 'Drama|Sci-Fi', 'Adventure|Animation|Children|Romance|Sci-Fi', 'Adventure|Children|Fantasy', 'Action|Adventure|Sci-Fi|Thriller']</text:p>
          </table:table-cell>
          <table:table-cell office:value-type="float" office:value="26.7799487113953" calcext:value-type="float">
            <text:p>26.7799487113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90490791]</text:p>
          </table:table-cell>
          <table:table-cell office:value-type="float" office:value="3.55074075790201" calcext:value-type="float">
            <text:p>3.55074075790201</text:p>
          </table:table-cell>
          <table:table-cell office:value-type="string" calcext:value-type="string">
            <text:p>[2680 2099 1456 2508 2663 2583 1140 <text:s/>411 1157 2677]</text:p>
          </table:table-cell>
          <table:table-cell office:value-type="string" calcext:value-type="string">
            <text:p>[7.80664933e-01 8.89466512e-05 6.07388036e-05 4.73641196e-05 3.44216624e-05 3.25718057e-05 2.03771632e-05 1.85609998e-05 1.30271270e-05 6.39538116e-07]</text:p>
          </table:table-cell>
          <table:table-cell office:value-type="float" office:value="0.354167148900522" calcext:value-type="float">
            <text:p>0.354167148900522</text:p>
          </table:table-cell>
          <table:table-cell office:value-type="string" calcext:value-type="string">
            <text:p>[('Comedy', 0.7806649334899853), ('Action|Crime|Drama|Thriller', 8.894665119685815e-05), ('Comedy', 6.073880361838821e-05), ('Comedy', 4.736411959250435e-05), ('Comedy', 3.442166238971898e-05), ('Drama', 3.257180566879981e-05), ('Action|Crime|Drama', 2.037716317882537e-05), ('Comedy|Drama|Musical', 1.8560999754531564e-05), ('Crime|Thriller', 1.3027127005858417e-05), ('Documentary', 6.395381163302023e-07)]</text:p>
          </table:table-cell>
          <table:table-cell office:value-type="string" calcext:value-type="string">
            <text:p>['Comedy|Drama']</text:p>
          </table:table-cell>
          <table:table-cell office:value-type="float" office:value="3.5" calcext:value-type="float">
            <text:p>3.5</text:p>
          </table:table-cell>
          <table:table-cell office:value-type="float" office:value="1.42400062421959" calcext:value-type="float">
            <text:p>1.424000624219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'Action|Adventure|Sci-Fi', 'Action|Comedy|Fantasy|Horror', 'Comedy', 'Crime|Drama', 'Comedy', 'Action|Sci-Fi|Thriller', 'Action|Crime|Drama|Thriller', 'Action|Adventure|Thriller', 'Comedy', 'Adventure|Comedy|Drama', 'Action|Crime|Thriller', 'Adventure|Comedy|Fantasy|Sci-Fi', 'Action|Adventure|Sci-Fi|Thriller', 'Action|Crime|Fantasy|Thriller', 'Action|Adventure|Thriller', 'Comedy|Crime', 'Drama|Western', 'Drama|Musical', 'Comedy|Crime|Drama|Thriller', 'Action|Adventure']</text:p>
          </table:table-cell>
          <table:table-cell office:value-type="float" office:value="24.3505125045776" calcext:value-type="float">
            <text:p>24.3505125045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76224746]</text:p>
          </table:table-cell>
          <table:table-cell office:value-type="float" office:value="3.55121848471367" calcext:value-type="float">
            <text:p>3.55121848471367</text:p>
          </table:table-cell>
          <table:table-cell office:value-type="string" calcext:value-type="string">
            <text:p>[3490 5653 3353 1058 2746 <text:s/>966 2992 2119 <text:s/>429 <text:s/>895]</text:p>
          </table:table-cell>
          <table:table-cell office:value-type="string" calcext:value-type="string">
            <text:p>[6.12355124e-01 4.44656242e-04 2.91913444e-04 2.47204631e-04 1.68082867e-04 1.14571263e-04 1.07851072e-04 8.14005728e-05 1.28410786e-05 9.12304804e-06]</text:p>
          </table:table-cell>
          <table:table-cell office:value-type="float" office:value="0.788971026475723" calcext:value-type="float">
            <text:p>0.788971026475723</text:p>
          </table:table-cell>
          <table:table-cell office:value-type="string" calcext:value-type="string">
            <text:p>[('Comedy|Drama|Romance', 0.6123551242789238), ('Adventure|Children|Sci-Fi', 0.0004446562420551402), ('Comedy', 0.00029191344440394407), ('Drama|Mystery|Sci-Fi|Thriller', 0.0002472046307516002), ('Documentary', 0.00016808286719157748), ('Action|Adventure|Comedy|Crime', 0.00011457126300995576), ('Documentary', 0.00010785107156891854), ('Action|Comedy|Crime|Drama', 8.140057275488387e-05), ('Comedy', 1.284107861835163e-05), ('Drama|Romance', 9.123048042234572e-06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542" calcext:value-type="float">
            <text:p>3.542</text:p>
          </table:table-cell>
          <table:table-cell office:value-type="float" office:value="0.728859382871621" calcext:value-type="float">
            <text:p>0.728859382871621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Action|Adventure|Comedy|Fantasy', 'Action|Drama|Romance', 'Action|Adventure|Sci-Fi|IMAX', 'Comedy|Romance', 'Drama', 'Action|Sci-Fi|IMAX', 'Action|Adventure|Sci-Fi', 'Comedy|Romance', 'Comedy|Drama|Sci-Fi', 'Comedy', 'Comedy|Crime', 'Drama', 'Comedy|Drama|Romance', 'Children|Comedy|Musical', 'Musical|Romance', 'Drama', 'Drama|Romance', 'Action|Adventure|Comedy|Romance', 'Adventure|Fantasy|IMAX', 'Action|Drama|Romance']</text:p>
          </table:table-cell>
          <table:table-cell office:value-type="float" office:value="25.5135676860809" calcext:value-type="float">
            <text:p>25.5135676860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88796166]</text:p>
          </table:table-cell>
          <table:table-cell office:value-type="float" office:value="3.92119176964629" calcext:value-type="float">
            <text:p>3.92119176964629</text:p>
          </table:table-cell>
          <table:table-cell office:value-type="string" calcext:value-type="string">
            <text:p>[ 240 1040 1190 <text:s/>234 2325 1047 1129 <text:s/>244 <text:s/>192 <text:s/>184]</text:p>
          </table:table-cell>
          <table:table-cell office:value-type="string" calcext:value-type="string">
            <text:p>[5.74877579e-01 6.19514421e-04 4.92145580e-04 4.67315605e-04 4.58975894e-04 1.97698260e-04 1.80272513e-04 1.45875166e-04 1.34265512e-04 1.86907002e-05]</text:p>
          </table:table-cell>
          <table:table-cell office:value-type="float" office:value="1.03323010658818" calcext:value-type="float">
            <text:p>1.03323010658818</text:p>
          </table:table-cell>
          <table:table-cell office:value-type="string" calcext:value-type="string">
            <text:p>[('Action|Drama|War', 0.5748775789612084), ('Crime|Horror|Mystery|Thriller', 0.0006195144214567785), ('Action|Crime|Drama', 0.0004921455796085057), ('Action|Crime|Thriller', 0.00046731560547402323), ('Action|Comedy|Crime|Mystery', 0.0004589758935737476), ('Action|Drama|Thriller', 0.0001976982600333945), ('Drama|Romance|Sci-Fi', 0.00018027251280320546), ('Action|Crime|Drama|Mystery|Sci-Fi|Thriller|IMAX', 0.00014587516569050877), ('Action|Crime|Drama|Thriller', 0.0001342655115766923), ('Drama|Romance', 1.869070019783044e-05)]</text:p>
          </table:table-cell>
          <table:table-cell office:value-type="string" calcext:value-type="string">
            <text:p>['Comedy|Horror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  <table:table-cell office:value-type="float" office:value="26.9438486099243" calcext:value-type="float">
            <text:p>26.9438486099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09801309]</text:p>
          </table:table-cell>
          <table:table-cell office:value-type="float" office:value="4.04550462329446" calcext:value-type="float">
            <text:p>4.04550462329446</text:p>
          </table:table-cell>
          <table:table-cell office:value-type="string" calcext:value-type="string">
            <text:p>[3324 5496 5504 5014 5497 1195 5195 2924 <text:s/>862 1810]</text:p>
          </table:table-cell>
          <table:table-cell office:value-type="string" calcext:value-type="string">
            <text:p>[8.19384349e-01 4.11725485e-05 4.03383821e-05 3.16415252e-05 2.73983046e-05 1.92315149e-05 1.79977666e-05 1.67009241e-05 1.34090431e-05 1.03790382e-05]</text:p>
          </table:table-cell>
          <table:table-cell office:value-type="float" office:value="0.0525084668053752" calcext:value-type="float">
            <text:p>0.052508466805375</text:p>
          </table:table-cell>
          <table:table-cell office:value-type="string" calcext:value-type="string">
            <text:p>[('Crime|Mystery', 0.8193843489728356), ('Children|Comedy', 4.117254847848434e-05), ('Sci-Fi', 4.033838205347777e-05), ('Horror|Sci-Fi', 3.164152517242972e-05), ('Drama|Mystery|Thriller', 2.7398304566863507e-05), ('Drama|Mystery|Thriller', 1.9231514883533964e-05), ('Adventure|Drama', 1.7997766553941444e-05), ('Horror|Sci-Fi|Thriller', 1.67009241102639e-05), ('Children|Comedy|Fantasy|Musical', 1.3409043144531552e-05), ('Action|Adventure|Children|Comedy', 1.0379038167584331e-05)]</text:p>
          </table:table-cell>
          <table:table-cell office:value-type="string" calcext:value-type="string">
            <text:p>['Adventure|Drama|Sci-Fi']</text:p>
          </table:table-cell>
          <table:table-cell office:value-type="float" office:value="4.07964601769912" calcext:value-type="float">
            <text:p>4.07964601769912</text:p>
          </table:table-cell>
          <table:table-cell office:value-type="float" office:value="0.574403775845337" calcext:value-type="float">
            <text:p>0.5744037758453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'Action|Adventure|Horror|Sci-Fi', 'Comedy|Romance', 'Action|Adventure|Children|Comedy', 'Horror|Sci-Fi', 'Crime|Horror|Thriller', 'Comedy|Drama|Fantasy', 'Children|Comedy|Fantasy|Musical', 'Comedy|Drama|Romance', 'Drama|Romance', 'Musical|Romance', 'Adventure|Children|Fantasy|Musical', 'Action|Adventure|Sci-Fi', 'Action|Adventure|Drama', 'Drama|Mystery|Thriller', 'Action|Adventure', 'Action|Adventure|Sci-Fi', 'Adventure|Comedy|Fantasy', 'Adventure|Comedy|Romance|War', 'Drama|Sci-Fi', 'Action|Sci-Fi']</text:p>
          </table:table-cell>
          <table:table-cell office:value-type="float" office:value="26.0280554294586" calcext:value-type="float">
            <text:p>26.0280554294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77790649]</text:p>
          </table:table-cell>
          <table:table-cell office:value-type="float" office:value="2.73842004705191" calcext:value-type="float">
            <text:p>2.73842004705191</text:p>
          </table:table-cell>
          <table:table-cell office:value-type="string" calcext:value-type="string">
            <text:p>[2754 <text:s text:c="2"/>72 <text:s/>723 2395 <text:s/>350 1094 <text:s text:c="2"/>16 1106 <text:s/>762 <text:s/>330]</text:p>
          </table:table-cell>
          <table:table-cell office:value-type="string" calcext:value-type="string">
            <text:p>[6.15067559e-01 7.49747886e-04 6.65071727e-04 6.08110147e-04 1.20029881e-04 9.30855329e-05 1.59189086e-05 8.20942740e-06 7.93930912e-06 4.63918673e-06]</text:p>
          </table:table-cell>
          <table:table-cell office:value-type="float" office:value="0.0394864393422143" calcext:value-type="float">
            <text:p>0.039486439342214</text:p>
          </table:table-cell>
          <table:table-cell office:value-type="string" calcext:value-type="string">
            <text:p>[('Drama|Fantasy', 0.6150675585534628), ('Action|Drama|War', 0.0007497478857274848), ('Adventure|Drama|Sci-Fi', 0.0006650717273715461), ('Adventure|Drama|War', 0.0006081101465413935), ('Fantasy|Sci-Fi', 0.00012002988146605642), ('Action|Sci-Fi|Thriller', 9.308553293394996e-05), ('Comedy|Crime|Drama|Thriller', 1.5918908647471598e-05), ('Crime|Film-Noir|Mystery|Thriller', 8.20942739538705e-06), ('Adventure|Animation|Fantasy', 7.939309117788298e-06), ('Comedy|Musical|Romance', 4.639186727902392e-06)]</text:p>
          </table:table-cell>
          <table:table-cell office:value-type="string" calcext:value-type="string">
            <text:p>['Action|Adventure|Crime|Thriller']</text:p>
          </table:table-cell>
          <table:table-cell office:value-type="float" office:value="2.78064516129032" calcext:value-type="float">
            <text:p>2.78064516129032</text:p>
          </table:table-cell>
          <table:table-cell office:value-type="float" office:value="0.845450578414317" calcext:value-type="float">
            <text:p>0.84545057841431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Adventure|Drama|War', 'Action|Drama|War', 'Adventure|Drama|Sci-Fi', 'Drama|Fantasy', 'Fantasy|Western', 'Drama|Mystery', 'Comedy|Crime|Drama|Thriller', 'Crime|Drama|Romance', 'Drama', 'Comedy|Musical|Romance', 'Action|Animation|Drama|Fantasy|Sci-Fi', 'Drama|Mystery', 'Drama', 'Horror', 'Drama|Horror|Thriller', 'Fantasy|Sci-Fi', 'Comedy|Horror', 'Crime|Drama', 'Drama', 'Drama']</text:p>
          </table:table-cell>
          <table:table-cell office:value-type="float" office:value="25.5857632160187" calcext:value-type="float">
            <text:p>25.5857632160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.22882835]</text:p>
          </table:table-cell>
          <table:table-cell office:value-type="float" office:value="4.05646748008861" calcext:value-type="float">
            <text:p>4.05646748008861</text:p>
          </table:table-cell>
          <table:table-cell office:value-type="string" calcext:value-type="string">
            <text:p>[ 300 <text:s/>310 2425 2508 <text:s/>319 <text:s/>599 <text:s/>653 <text:s text:c="2"/>14 <text:s/>313 <text:s/>291]</text:p>
          </table:table-cell>
          <table:table-cell office:value-type="string" calcext:value-type="string">
            <text:p>[8.45189755e-01 1.10851721e-04 1.05192972e-04 1.03514866e-04 7.14609291e-05 5.46702371e-05 4.35313079e-05 4.18811833e-05 4.03820520e-05 4.42905018e-06]</text:p>
          </table:table-cell>
          <table:table-cell office:value-type="float" office:value="0.172360867896715" calcext:value-type="float">
            <text:p>0.172360867896715</text:p>
          </table:table-cell>
          <table:table-cell office:value-type="string" calcext:value-type="string">
            <text:p>[('Comedy|Drama', 0.8451897552785564), ('Comedy|Drama', 0.00011085172132020508), ('Comedy', 0.00010519297201248544), ('Comedy', 0.00010351486561232831), ('Drama|Romance', 7.146092905921008e-05), ('Adventure|Drama|Sci-Fi', 5.467023710642763e-05), ('Comedy|Romance', 4.353130789411741e-05), ('Comedy|Drama', 4.188118332543617e-05), ('Comedy|Romance', 4.038205200021957e-05), ('Comedy|Crime|Thriller', 4.429050177710017e-06)]</text:p>
          </table:table-cell>
          <table:table-cell office:value-type="string" calcext:value-type="string">
            <text:p>['Animation|Children|Drama|Musical|Romance']</text:p>
          </table:table-cell>
          <table:table-cell office:value-type="float" office:value="4" calcext:value-type="float">
            <text:p>4</text:p>
          </table:table-cell>
          <table:table-cell office:value-type="float" office:value="0.972344869608795" calcext:value-type="float">
            <text:p>0.9723448696087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Adventure|Animation|Children|Comedy|Fantasy', 'Crime|Horror|Thriller', 'Comedy|Romance', 'Adventure|Drama|Sci-Fi', 'Comedy|Drama|Romance', 'Action|Sci-Fi', 'Adventure|Animation|Children|Drama|Musical|IMAX', 'Adventure|Animation|Children|Comedy|Musical', 'Drama|Romance', 'Comedy|Romance', 'Comedy|Drama', 'Comedy|Drama', 'Mystery|Sci-Fi|Thriller', 'Comedy|Crime|Thriller', 'Comedy', 'Comedy', 'Animation|Children|Fantasy|Musical|Romance|IMAX', 'Comedy', 'Comedy|Drama', 'Comedy|Crime|Drama|Thriller']</text:p>
          </table:table-cell>
          <table:table-cell office:value-type="float" office:value="25.4603412151337" calcext:value-type="float">
            <text:p>25.460341215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.77034752]</text:p>
          </table:table-cell>
          <table:table-cell office:value-type="float" office:value="2.70482614930538" calcext:value-type="float">
            <text:p>2.70482614930538</text:p>
          </table:table-cell>
          <table:table-cell office:value-type="string" calcext:value-type="string">
            <text:p>[2175 <text:s text:c="2"/>75 <text:s/>107 1421 <text:s/>722 1094 <text:s/>292 <text:s text:c="2"/>15 1030 <text:s text:c="2"/>73]</text:p>
          </table:table-cell>
          <table:table-cell office:value-type="string" calcext:value-type="string">
            <text:p>[5.52194691e-01 4.63068596e-04 4.17780432e-04 4.11546750e-04 4.07963127e-04 6.98965298e-05 6.38602544e-05 5.84521165e-05 1.51139076e-05 1.07454615e-05]</text:p>
          </table:table-cell>
          <table:table-cell office:value-type="float" office:value="0.0655213750874273" calcext:value-type="float">
            <text:p>0.065521375087427</text:p>
          </table:table-cell>
          <table:table-cell office:value-type="string" calcext:value-type="string">
            <text:p>[('Drama|Sci-Fi|Thriller', 0.5521946913576059), ('Horror|Sci-Fi', 0.00046306859574082805), ('Action|Sci-Fi', 0.0004177804324812386), ('Action|Adventure|Animation|Horror|Sci-Fi', 0.00041154674989096296), ('Comedy|War', 0.0004079631269745405), ('Action|Sci-Fi|Thriller', 6.989652978461349e-05), ('Mystery|Sci-Fi|Thriller', 6.386025444798535e-05), ('Action|Adventure|Sci-Fi', 5.845211649000348e-05), ('Action|Adventure|Comedy|Sci-Fi', 1.5113907631251836e-05), ('Action|Adventure|Sci-Fi', 1.074546148114928e-05)]</text:p>
          </table:table-cell>
          <table:table-cell office:value-type="string" calcext:value-type="string">
            <text:p>['Children|Comedy|Sci-Fi']</text:p>
          </table:table-cell>
          <table:table-cell office:value-type="float" office:value="2.72413793103448" calcext:value-type="float">
            <text:p>2.72413793103448</text:p>
          </table:table-cell>
          <table:table-cell office:value-type="float" office:value="1.27025796250992" calcext:value-type="float">
            <text:p>1.270257962509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'Action|Sci-Fi', 'Drama|Sci-Fi|Thriller', 'Action|Adventure|Animation|Horror|Sci-Fi', 'Horror|Sci-Fi', 'Comedy|War', 'Action|Adventure|Sci-Fi', 'Children|Drama|Sci-Fi', 'Action|Adventure|Sci-Fi', 'Action|Sci-Fi|Thriller', 'Animation|Sci-Fi', 'Action|Adventure|Sci-Fi|Thriller', 'Action|Comedy|Sci-Fi', 'Action|Adventure|Sci-Fi', 'Action|Adventure|Comedy|Sci-Fi', 'Mystery|Sci-Fi|Thriller', 'Comedy|Fantasy|Romance|Sci-Fi', 'Action|Sci-Fi|Thriller', 'Horror|Sci-Fi', 'Action|Adventure|Sci-Fi|Thriller', 'Action|Adventure|Sci-Fi|Thriller']</text:p>
          </table:table-cell>
          <table:table-cell office:value-type="float" office:value="28.2644805908203" calcext:value-type="float">
            <text:p>28.2644805908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27772186]</text:p>
          </table:table-cell>
          <table:table-cell office:value-type="float" office:value="3.35183128449527" calcext:value-type="float">
            <text:p>3.35183128449527</text:p>
          </table:table-cell>
          <table:table-cell office:value-type="string" calcext:value-type="string">
            <text:p>[6464 <text:s/>232 <text:s/>181 1872 <text:s text:c="2"/>42 <text:s/>471 1333 1054 <text:s/>783 1198]</text:p>
          </table:table-cell>
          <table:table-cell office:value-type="string" calcext:value-type="string">
            <text:p>[6.55320038e-01 5.87828842e-05 5.65869080e-05 5.51493002e-05 2.42793941e-05 1.28601533e-05 1.01697391e-05 6.28137497e-06 5.16134991e-06 1.04324168e-06]</text:p>
          </table:table-cell>
          <table:table-cell office:value-type="float" office:value="0.0741094209531057" calcext:value-type="float">
            <text:p>0.074109420953106</text:p>
          </table:table-cell>
          <table:table-cell office:value-type="string" calcext:value-type="string">
            <text:p>[('Children|Comedy|Fantasy|Musical', 0.655320037888318), ('Crime|Drama', 5.8782884214805576e-05), ('Adventure|Animation|Children|Drama|Sci-Fi', 5.658690795947959e-05), ('Action|Adventure|Thriller', 5.514930020164136e-05), ('Action|Adventure|Sci-Fi|Thriller', 2.427939409416941e-05), ('Adventure|Animation|Children|Drama|Musical|IMAX', 1.2860153287336202e-05), ('Action|Adventure|Comedy|Crime|Mystery|Thriller', 1.0169739101300997e-05), ('Action|Adventure|Sci-Fi', 6.2813749722518025e-06), ('Action|Crime|Thriller', 5.161349908705673e-06), ('Action|Mystery|Thriller', 1.0432416804262338e-06)]</text:p>
          </table:table-cell>
          <table:table-cell office:value-type="string" calcext:value-type="string">
            <text:p>['Drama|War']</text:p>
          </table:table-cell>
          <table:table-cell office:value-type="float" office:value="3.30156950672646" calcext:value-type="float">
            <text:p>3.30156950672646</text:p>
          </table:table-cell>
          <table:table-cell office:value-type="float" office:value="0.919017926487122" calcext:value-type="float">
            <text:p>0.91901792648712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'Crime|Drama', 'Action|Adventure|Thriller', 'Adventure|Animation|Children|Drama|Sci-Fi', 'Children|Comedy|Fantasy|Musical', 'Action|Adventure|Thriller', 'Children|Drama|Sci-Fi', 'Action|Adventure|Sci-Fi|Thriller|IMAX', 'Action|Comedy|War', 'Action|Adventure|Sci-Fi|Thriller', 'Action|Adventure|Sci-Fi|Thriller|War', 'Action|Adventure|Comedy|Crime|Mystery|Thriller', 'Action|Adventure|Sci-Fi|IMAX', 'Adventure|Sci-Fi|Thriller', 'Crime|Drama', 'Children|Comedy|Fantasy|Musical', 'Action|Crime|Drama|Thriller', 'Action|Adventure|War', 'Action|Adventure|Drama|Mystery|Thriller', 'Animation|Children|Fantasy|Musical|Romance|IMAX', 'Action|Crime|Thriller']</text:p>
          </table:table-cell>
          <table:table-cell office:value-type="float" office:value="31.2305133342743" calcext:value-type="float">
            <text:p>31.2305133342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63517372]</text:p>
          </table:table-cell>
          <table:table-cell office:value-type="float" office:value="3.37740266159745" calcext:value-type="float">
            <text:p>3.37740266159745</text:p>
          </table:table-cell>
          <table:table-cell office:value-type="string" calcext:value-type="string">
            <text:p>[ 395 <text:s text:c="2"/>28 <text:s/>121 <text:s/>391 <text:s/>295 2078 <text:s/>348 <text:s/>987 <text:s/>993 <text:s/>498]</text:p>
          </table:table-cell>
          <table:table-cell office:value-type="string" calcext:value-type="string">
            <text:p>[7.25248358e-01 4.14739639e-04 3.20233334e-04 2.72494248e-04 2.45714378e-04 2.35814641e-04 1.99158353e-04 1.37536067e-04 6.24677560e-05 2.84260126e-06]</text:p>
          </table:table-cell>
          <table:table-cell office:value-type="float" office:value="0.257771055217214" calcext:value-type="float">
            <text:p>0.257771055217214</text:p>
          </table:table-cell>
          <table:table-cell office:value-type="string" calcext:value-type="string">
            <text:p>[('Comedy', 0.7252483582973385), ('Drama|War', 0.00041473963859715206), ('Action|Drama|War', 0.0003202333341343462), ('Comedy|Drama|Romance|War', 0.0002724942475865235), ('Comedy|Drama|Romance', 0.00024571437759748953), ('Action|Drama|War', 0.00023581464149382867), ('Drama|Romance|War', 0.00019915835339486622), ('Drama|Romance', 0.00013753606728308137), ('Drama|Romance', 6.246775597925406e-05), ('Drama|War', 2.8426012594453828e-06)]</text:p>
          </table:table-cell>
          <table:table-cell office:value-type="string" calcext:value-type="string">
            <text:p>['Action|Drama|Romance|Sci-Fi']</text:p>
          </table:table-cell>
          <table:table-cell office:value-type="float" office:value="3.40909090909091" calcext:value-type="float">
            <text:p>3.40909090909091</text:p>
          </table:table-cell>
          <table:table-cell office:value-type="float" office:value="1.40321354913028" calcext:value-type="float">
            <text:p>1.403213549130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'Drama|War', 'Action|Drama|War', 'Comedy', 'Comedy|Drama|Romance|War', 'Comedy|Drama|Romance', 'Drama|Romance|War', 'Action|Drama|War', 'Drama', 'Drama|Romance|War', 'Drama|Romance', 'Drama|Romance', 'Drama', 'Drama|War', 'Action|Thriller', 'Action|Romance|War|Western', 'Action|Adventure|Sci-Fi|Thriller', 'Animation|Musical', 'Adventure|Children|Drama', 'Comedy|Drama|Romance', 'Crime|Horror|Thriller']</text:p>
          </table:table-cell>
          <table:table-cell office:value-type="float" office:value="24.814261674881" calcext:value-type="float">
            <text:p>24.814261674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97534666]</text:p>
          </table:table-cell>
          <table:table-cell office:value-type="float" office:value="3.99421638525479" calcext:value-type="float">
            <text:p>3.99421638525479</text:p>
          </table:table-cell>
          <table:table-cell office:value-type="string" calcext:value-type="string">
            <text:p>[7401 <text:s/>806 <text:s/>584 5545 2792 6199 7399 <text:s/>292 <text:s text:c="2"/>74 <text:s text:c="2"/>16]</text:p>
          </table:table-cell>
          <table:table-cell office:value-type="string" calcext:value-type="string">
            <text:p>[7.94588506e-01 8.34232542e-05 7.48523652e-05 6.71807362e-05 6.66495528e-05 6.37823982e-05 5.95715032e-05 3.95827182e-05 2.74545584e-05 5.59173754e-06]</text:p>
          </table:table-cell>
          <table:table-cell office:value-type="float" office:value="0.0188697241430567" calcext:value-type="float">
            <text:p>0.018869724143057</text:p>
          </table:table-cell>
          <table:table-cell office:value-type="string" calcext:value-type="string">
            <text:p>[('Comedy|Crime|Drama|Horror', 0.7945885062998511), ('Action|Crime|Film-Noir|Mystery|Thriller', 8.342325418863144e-05), ('Action|Crime|Thriller', 7.485236515118936e-05), ('Drama|Mystery|Thriller', 6.718073617902641e-05), ('Fantasy|Western', 6.664955281704532e-05), ('Drama|Horror', 6.378239818803462e-05), ('Drama', 5.957150319993767e-05), ('Mystery|Sci-Fi|Thriller', 3.958271824423942e-05), ('Crime|Drama', 2.745455840546492e-05), ('Comedy|Crime|Drama|Thriller', 5.5917375406109195e-06)]</text:p>
          </table:table-cell>
          <table:table-cell office:value-type="string" calcext:value-type="string">
            <text:p>['Drama']</text:p>
          </table:table-cell>
          <table:table-cell office:value-type="float" office:value="4.00833333333333" calcext:value-type="float">
            <text:p>4.00833333333333</text:p>
          </table:table-cell>
          <table:table-cell office:value-type="float" office:value="0.456359385669769" calcext:value-type="float">
            <text:p>0.456359385669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'Action|Crime|Thriller', 'Drama|Mystery|Thriller', 'Action|Crime|Film-Noir|Mystery|Thriller', 'Comedy|Crime|Drama|Horror', 'Fantasy|Western', 'Drama|Horror', 'Drama', 'Crime|Drama|Thriller', 'Drama|Mystery|Sci-Fi', 'Adventure|Drama', 'Action|Crime|Drama|Mystery|Sci-Fi|Thriller|IMAX', 'Drama|Mystery|Romance|Sci-Fi|Thriller', 'Drama|Mystery', 'Action|Drama|War', 'Drama|Film-Noir|Thriller', 'Crime|Drama|Film-Noir|Mystery|Thriller', 'Drama|Mystery|Thriller', 'Adventure|Comedy|Drama', 'Drama|Romance', 'Crime|Horror|Mystery|Thriller']</text:p>
          </table:table-cell>
          <table:table-cell office:value-type="float" office:value="22.0192244052887" calcext:value-type="float">
            <text:p>22.019224405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27407487]</text:p>
          </table:table-cell>
          <table:table-cell office:value-type="float" office:value="2.96820610843914" calcext:value-type="float">
            <text:p>2.96820610843914</text:p>
          </table:table-cell>
          <table:table-cell office:value-type="string" calcext:value-type="string">
            <text:p>[7524 7520 7462 7491 6150 1656 5150 7553 6930 3740]</text:p>
          </table:table-cell>
          <table:table-cell office:value-type="string" calcext:value-type="string">
            <text:p>[6.54635978e-01 3.61559580e-05 3.44416291e-05 2.78994091e-05 2.31238361e-05 2.09248781e-05 1.82381549e-05 1.67878124e-05 1.02461274e-06 3.99521243e-07]</text:p>
          </table:table-cell>
          <table:table-cell office:value-type="float" office:value="0.305868761232979" calcext:value-type="float">
            <text:p>0.305868761232979</text:p>
          </table:table-cell>
          <table:table-cell office:value-type="string" calcext:value-type="string">
            <text:p>[('Comedy|Drama|Thriller', 0.6546359781227061), ('Drama|Romance', 3.6155958013821595e-05), ('Drama', 3.44416290930271e-05), ('Comedy', 2.789940912405427e-05), ('Documentary', 2.3123836144740196e-05), ('Comedy', 2.092487811225259e-05), ('Comedy|Drama|Romance', 1.8238154852160456e-05), ('Drama|Romance', 1.6787812397351387e-05), ('Comedy', 1.0246127360982168e-06), ('Comedy|Musical|Romance', 3.9952124344216716e-07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30.232373714447" calcext:value-type="float">
            <text:p>30.232373714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74684855]</text:p>
          </table:table-cell>
          <table:table-cell office:value-type="float" office:value="3.69905226136092" calcext:value-type="float">
            <text:p>3.69905226136092</text:p>
          </table:table-cell>
          <table:table-cell office:value-type="string" calcext:value-type="string">
            <text:p>[5464 5472 5441 5460 4722 2749 2746 1390 2134 <text:s/>254]</text:p>
          </table:table-cell>
          <table:table-cell office:value-type="string" calcext:value-type="string">
            <text:p>[7.49180081e-01 3.12354086e-05 3.11160893e-05 2.85085912e-05 2.71190666e-05 2.22035631e-05 1.93793057e-05 1.56654620e-05 1.35723940e-05 8.28026457e-07]</text:p>
          </table:table-cell>
          <table:table-cell office:value-type="float" office:value="0.0477962853919269" calcext:value-type="float">
            <text:p>0.047796285391927</text:p>
          </table:table-cell>
          <table:table-cell office:value-type="string" calcext:value-type="string">
            <text:p>[('Documentary', 0.7491800814435777), ('Adventure|Animation|Children|Comedy', 3.123540861156814e-05), ('Comedy|Drama|Romance', 3.1116089285471315e-05), ('Animation|Drama|Romance', 2.8508591172569684e-05), ('Drama', 2.7119066649206908e-05), ('Documentary', 2.2203563067581643e-05), ('Documentary', 1.9379305718142074e-05), ('Sci-Fi', 1.5665462045918642e-05), ('Action|Adventure|Sci-Fi', 1.3572393984725188e-05), ('Drama', 8.280264572044226e-07)]</text:p>
          </table:table-cell>
          <table:table-cell office:value-type="string" calcext:value-type="string">
            <text:p>['Action|Comedy']</text:p>
          </table:table-cell>
          <table:table-cell office:value-type="float" office:value="3.70522388059701" calcext:value-type="float">
            <text:p>3.70522388059701</text:p>
          </table:table-cell>
          <table:table-cell office:value-type="float" office:value="1.06366847350068" calcext:value-type="float">
            <text:p>1.063668473500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'Documentary', 'Documentary', 'Action|Adventure|Animation|Children|Comedy|Fantasy', 'Animation|Drama|Romance', 'Sci-Fi', 'Action|Adventure|Comedy|Crime', 'Drama', 'Drama', 'Adventure|Animation|Children|Comedy', 'Comedy|Drama|Romance', 'Comedy|Crime|Drama', 'Mystery|Thriller', 'Sci-Fi|IMAX', 'Drama', 'Documentary', 'Action|Crime|Drama|IMAX', 'Action|Adventure|Sci-Fi', 'Drama|Mystery|Sci-Fi|Thriller', 'Sci-Fi|Thriller', 'Action|Adventure|Sci-Fi']</text:p>
          </table:table-cell>
          <table:table-cell office:value-type="float" office:value="29.7495183944702" calcext:value-type="float">
            <text:p>29.74951839447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formula="of:=AVERAGE([.E$1:.E$1048576])" office:value-type="float" office:value="0.452679929963435" calcext:value-type="float">
            <text:p>0.45267992996343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21:00:06.952012588</dc:date>
    <meta:editing-duration>PT4H40M37S</meta:editing-duration>
    <meta:editing-cycles>1</meta:editing-cycles>
    <meta:document-statistic meta:table-count="1" meta:cell-count="766" meta:object-count="0"/>
    <meta:generator>LibreOffice/6.0.7.3$Linux_X86_64 LibreOffice_project/00m0$Build-3</meta:generator>
  </office:meta>
</office:document-meta>
</file>